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a7a1" officeooo:paragraph-rsid="001aa7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aa7a1" officeooo:paragraph-rsid="001aa7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9dda" officeooo:paragraph-rsid="001b23a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9dda" officeooo:paragraph-rsid="001bb2e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bb2e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fadf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1fe4d7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f0b52" officeooo:paragraph-rsid="002264f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264f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1595e" officeooo:paragraph-rsid="0051595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4ef617" officeooo:paragraph-rsid="004ef61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4ef617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18dd8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paragraph-rsid="002d5fde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3e0581" officeooo:paragraph-rsid="003e0581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normal" officeooo:rsid="00369296" officeooo:paragraph-rsid="00369296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4ef617" officeooo:paragraph-rsid="004ef617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4ef617" officeooo:paragraph-rsid="00518dd8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23a1" officeooo:paragraph-rsid="001b23a1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fadf9" officeooo:paragraph-rsid="001fadf9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paragraph-rsid="002264f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b23a1"/>
    </style:style>
    <style:style style:name="P29" style:family="paragraph" style:parent-style-name="Standard">
      <style:paragraph-properties fo:text-align="justify" style:justify-single-word="false"/>
      <style:text-properties officeooo:paragraph-rsid="001bb2e4"/>
    </style:style>
    <style:style style:name="P30" style:family="paragraph" style:parent-style-name="Standard">
      <style:paragraph-properties fo:text-align="justify" style:justify-single-word="false"/>
      <style:text-properties officeooo:paragraph-rsid="001fadf9"/>
    </style:style>
    <style:style style:name="P31" style:family="paragraph" style:parent-style-name="Standard">
      <style:paragraph-properties fo:text-align="justify" style:justify-single-word="false"/>
      <style:text-properties officeooo:paragraph-rsid="002264fd"/>
    </style:style>
    <style:style style:name="P32" style:family="paragraph" style:parent-style-name="Standard">
      <style:paragraph-properties fo:text-align="justify" style:justify-single-word="false"/>
      <style:text-properties officeooo:rsid="001fadf9" officeooo:paragraph-rsid="001fe4d7"/>
    </style:style>
    <style:style style:name="P33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75ac6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d5fde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paragraph-rsid="002d921a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italic" style:text-underline-style="none" fo:font-weight="normal" officeooo:rsid="0030f6eb" officeooo:paragraph-rsid="0032daff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ize="11pt" fo:font-style="italic" style:text-underline-style="none" fo:font-weight="normal" officeooo:rsid="003e0581" officeooo:paragraph-rsid="003e0581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font-style="italic" style:text-underline-style="none" fo:font-weight="normal" officeooo:rsid="003e0581" officeooo:paragraph-rsid="003e0581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3e0581" officeooo:paragraph-rsid="003e0581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end" style:justify-single-word="false"/>
      <style:text-properties officeooo:paragraph-rsid="003e0581"/>
    </style:style>
    <style:style style:name="P41" style:family="paragraph" style:parent-style-name="Standard">
      <style:paragraph-properties fo:text-align="end" style:justify-single-word="false"/>
      <style:text-properties officeooo:rsid="003e0581" officeooo:paragraph-rsid="003e0581"/>
    </style:style>
    <style:style style:name="P42" style:family="paragraph" style:parent-style-name="Standard">
      <style:paragraph-properties fo:text-align="justify" style:justify-single-word="false"/>
      <style:text-properties fo:font-style="normal" officeooo:paragraph-rsid="0041f66b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tyle="normal" officeooo:rsid="003e0581" officeooo:paragraph-rsid="003e0581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e0581" officeooo:paragraph-rsid="003e058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 fo:break-before="pag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 fo:break-before="pag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 fo:break-before="page"/>
      <style:text-properties fo:font-size="14pt" fo:font-style="normal" style:text-underline-style="solid" style:text-underline-width="auto" style:text-underline-color="font-color" fo:font-weight="bold" officeooo:paragraph-rsid="002d5fde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4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b9dda" officeooo:paragraph-rsid="001bb2e4" style:font-size-asian="14pt" style:font-weight-asian="normal" style:font-size-complex="14pt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fo:font-size="14pt" style:text-underline-style="none" fo:font-weight="normal" officeooo:rsid="001f0b52" officeooo:paragraph-rsid="001fadf9" style:font-size-asian="14pt" style:font-weight-asian="normal" style:font-size-complex="14pt" style:font-weight-complex="normal"/>
    </style:style>
    <style:style style:name="P52" style:family="paragraph" style:parent-style-name="Standard" style:list-style-name="L5">
      <style:paragraph-properties fo:text-align="justify" style:justify-single-word="false"/>
      <style:text-properties fo:font-size="14pt" style:text-underline-style="none" fo:font-weight="normal" officeooo:rsid="001f0b52" officeooo:paragraph-rsid="002264fd" style:font-size-asian="14pt" style:font-weight-asian="normal" style:font-size-complex="14pt" style:font-weight-complex="normal"/>
    </style:style>
    <style:style style:name="P53" style:family="paragraph" style:parent-style-name="Standard" style:list-style-name="L5">
      <style:paragraph-properties fo:text-align="justify" style:justify-single-word="false"/>
      <style:text-properties fo:font-size="14pt" style:text-underline-style="none" fo:font-weight="normal" officeooo:rsid="00219b1b" officeooo:paragraph-rsid="00219b1b" style:font-size-asian="14pt" style:font-weight-asian="normal" style:font-size-complex="14pt" style:font-weight-complex="normal"/>
    </style:style>
    <style:style style:name="P54" style:family="paragraph" style:parent-style-name="Standard" style:list-style-name="L7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55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paragraph-rsid="00246558" style:font-size-asian="14pt" style:font-weight-asian="normal" style:font-size-complex="14pt" style:font-weight-complex="normal"/>
    </style:style>
    <style:style style:name="P56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paragraph-rsid="0028058c" style:font-size-asian="14pt" style:font-weight-asian="normal" style:font-size-complex="14pt" style:font-weight-complex="normal"/>
    </style:style>
    <style:style style:name="P57" style:family="paragraph" style:parent-style-name="Standard" style:list-style-name="L9">
      <style:paragraph-properties fo:text-align="justify" style:justify-single-word="false"/>
      <style:text-properties fo:font-size="14pt" style:text-underline-style="none" fo:font-weight="normal" officeooo:paragraph-rsid="00293b38" style:font-size-asian="14pt" style:font-weight-asian="normal" style:font-size-complex="14pt" style:font-weight-complex="normal"/>
    </style:style>
    <style:style style:name="P58" style:family="paragraph" style:parent-style-name="Standard" style:list-style-name="L9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59" style:family="paragraph" style:parent-style-name="Standard" style:list-style-name="L11">
      <style:paragraph-properties fo:text-align="justify" style:justify-single-word="false"/>
      <style:text-properties fo:font-size="14pt" style:text-underline-style="none" fo:font-weight="normal" officeooo:paragraph-rsid="00275ac6" style:font-size-asian="14pt" style:font-weight-asian="normal" style:font-size-complex="14pt" style:font-weight-complex="normal"/>
    </style:style>
    <style:style style:name="P60" style:family="paragraph" style:parent-style-name="Standard" style:list-style-name="L20">
      <style:paragraph-properties fo:text-align="justify" style:justify-single-word="false"/>
      <style:text-properties fo:font-size="14pt" style:text-underline-style="none" fo:font-weight="normal" officeooo:paragraph-rsid="0059c713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style:text-underline-style="none" fo:font-weight="normal" officeooo:paragraph-rsid="0059c713" style:font-size-asian="14pt" style:font-weight-asian="normal" style:font-size-complex="14pt" style:font-weight-complex="normal"/>
    </style:style>
    <style:style style:name="P62" style:family="paragraph" style:parent-style-name="Standard" style:list-style-name="L8">
      <style:paragraph-properties fo:text-align="justify" style:justify-single-word="false"/>
      <style:text-properties fo:font-size="14pt" style:text-underline-style="none" fo:font-weight="normal" officeooo:rsid="0028058c" officeooo:paragraph-rsid="0028058c" style:font-size-asian="14pt" style:font-weight-asian="normal" style:font-size-complex="14pt" style:font-weight-complex="normal"/>
    </style:style>
    <style:style style:name="P63" style:family="paragraph" style:parent-style-name="Standard" style:list-style-name="L10">
      <style:paragraph-properties fo:text-align="justify" style:justify-single-word="false"/>
      <style:text-properties fo:font-size="14pt" style:text-underline-style="none" fo:font-weight="normal" officeooo:rsid="002a8640" officeooo:paragraph-rsid="002a8640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5b7dc2" officeooo:paragraph-rsid="005b7dc2" style:font-size-asian="14pt" style:font-weight-asian="normal" style:font-size-complex="14pt" style:font-weight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font-size="14pt" fo:font-style="italic" style:text-underline-style="none" fo:font-weight="normal" officeooo:rsid="001b23a1" officeooo:paragraph-rsid="001b23a1" style:font-size-asian="12.25pt" style:font-style-asian="italic" style:font-weight-asian="normal" style:font-size-complex="14pt" style:font-style-complex="italic" style:font-weight-complex="normal"/>
    </style:style>
    <style:style style:name="P66" style:family="paragraph" style:parent-style-name="Standard" style:list-style-name="L9">
      <style:paragraph-properties fo:text-align="justify" style:justify-single-word="false"/>
      <style:text-properties fo:font-size="14pt" fo:font-style="italic" style:text-underline-style="none" fo:font-weight="bold" officeooo:paragraph-rsid="00275ac6" style:font-size-asian="14pt" style:font-style-asian="italic" style:font-weight-asian="bold" style:font-size-complex="14pt" style:font-style-complex="italic" style:font-weight-complex="bold"/>
    </style:style>
    <style:style style:name="P67" style:family="paragraph" style:parent-style-name="Standard" style:list-style-name="L13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 style:list-style-name="L19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officeooo:rsid="00518dd8" officeooo:paragraph-rsid="005787e2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list-style-name="L13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none" fo:font-weight="normal" officeooo:paragraph-rsid="003af0d1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list-style-name="L14">
      <style:paragraph-properties fo:text-align="justify" style:justify-single-word="false"/>
      <style:text-properties fo:font-size="14pt" fo:font-style="normal" style:text-underline-style="none" fo:font-weight="normal" officeooo:paragraph-rsid="002d5fde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4ef617" officeooo:paragraph-rsid="004ef617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4ef617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4f13cc" officeooo:paragraph-rsid="004f13c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list-style-name="L18">
      <style:paragraph-properties fo:text-align="start" style:justify-single-word="false"/>
      <style:text-properties fo:font-size="14pt" fo:font-style="normal" style:text-underline-style="none" fo:font-weight="normal" officeooo:rsid="00518dd8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518dd8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list-style-name="L19">
      <style:paragraph-properties fo:text-align="start" style:justify-single-word="false"/>
      <style:text-properties fo:font-size="14pt" fo:font-style="normal" style:text-underline-style="none" fo:font-weight="normal" officeooo:rsid="00518dd8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 style:list-style-name="L18">
      <style:paragraph-properties fo:text-align="justify" style:justify-single-word="false"/>
      <style:text-properties fo:font-size="14pt" fo:font-style="normal" style:text-underline-style="none" fo:font-weight="normal" officeooo:rsid="00518dd8" officeooo:paragraph-rsid="00518dd8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18">
      <style:paragraph-properties fo:text-align="justify" style:justify-single-word="false"/>
      <style:text-properties fo:font-size="14pt" fo:font-style="normal" style:text-underline-style="none" fo:font-weight="normal" officeooo:rsid="0053d46e" officeooo:paragraph-rsid="0053d46e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23">
      <style:paragraph-properties fo:text-align="justify" style:justify-single-word="false"/>
      <style:text-properties fo:font-size="14pt" fo:font-style="normal" style:text-underline-style="none" fo:font-weight="normal" officeooo:paragraph-rsid="0059c713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 style:list-style-name="L23">
      <style:paragraph-properties fo:text-align="justify" style:justify-single-word="false"/>
      <style:text-properties fo:font-size="14pt" fo:font-style="normal" style:text-underline-style="none" fo:font-weight="normal" officeooo:paragraph-rsid="005fb8e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paragraph-rsid="005fb8ed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 style:list-style-name="L23">
      <style:paragraph-properties fo:text-align="justify" style:justify-single-word="false"/>
      <style:text-properties fo:font-size="14pt" fo:font-style="normal" style:text-underline-style="none" fo:font-weight="normal" officeooo:rsid="005f4cd8" officeooo:paragraph-rsid="005f4cd8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officeooo:rsid="001b23a1" officeooo:paragraph-rsid="001b23a1"/>
    </style:style>
    <style:style style:name="P86" style:family="paragraph" style:parent-style-name="Standard" style:list-style-name="L2">
      <style:paragraph-properties fo:text-align="justify" style:justify-single-word="false"/>
      <style:text-properties officeooo:paragraph-rsid="001b23a1"/>
    </style:style>
    <style:style style:name="P87" style:family="paragraph" style:parent-style-name="Standard" style:list-style-name="L3">
      <style:paragraph-properties fo:text-align="justify" style:justify-single-word="false"/>
      <style:text-properties officeooo:paragraph-rsid="001bb2e4"/>
    </style:style>
    <style:style style:name="P88" style:family="paragraph" style:parent-style-name="Standard" style:list-style-name="L4">
      <style:paragraph-properties fo:text-align="justify" style:justify-single-word="false"/>
      <style:text-properties officeooo:paragraph-rsid="001fadf9"/>
    </style:style>
    <style:style style:name="P89" style:family="paragraph" style:parent-style-name="Standard" style:list-style-name="L5">
      <style:paragraph-properties fo:text-align="justify" style:justify-single-word="false"/>
      <style:text-properties officeooo:paragraph-rsid="00219b1b"/>
    </style:style>
    <style:style style:name="P90" style:family="paragraph" style:parent-style-name="Standard" style:list-style-name="L10">
      <style:paragraph-properties fo:text-align="justify" style:justify-single-word="false"/>
      <style:text-properties officeooo:paragraph-rsid="002a8640"/>
    </style:style>
    <style:style style:name="P91" style:family="paragraph" style:parent-style-name="Standard" style:list-style-name="L12">
      <style:paragraph-properties fo:text-align="justify" style:justify-single-word="false"/>
      <style:text-properties officeooo:paragraph-rsid="0037dd5e"/>
    </style:style>
    <style:style style:name="P92" style:family="paragraph" style:parent-style-name="Standard">
      <style:paragraph-properties fo:text-align="justify" style:justify-single-word="false"/>
      <style:text-properties officeooo:paragraph-rsid="0059c713"/>
    </style:style>
    <style:style style:name="P93" style:family="paragraph" style:parent-style-name="Standard" style:list-style-name="L21">
      <style:paragraph-properties fo:text-align="justify" style:justify-single-word="false"/>
      <style:text-properties officeooo:paragraph-rsid="005b7dc2"/>
    </style:style>
    <style:style style:name="P94" style:family="paragraph" style:parent-style-name="Standard" style:list-style-name="L22">
      <style:paragraph-properties fo:text-align="justify" style:justify-single-word="false"/>
      <style:text-properties officeooo:paragraph-rsid="005b7dc2"/>
    </style:style>
    <style:style style:name="P95" style:family="paragraph" style:parent-style-name="Standard">
      <style:paragraph-properties fo:text-align="justify" style:justify-single-word="false"/>
      <style:text-properties officeooo:paragraph-rsid="005fb8ed"/>
    </style:style>
    <style:style style:name="P96" style:family="paragraph" style:parent-style-name="Standard">
      <style:paragraph-properties fo:text-align="justify" style:justify-single-word="false"/>
      <style:text-properties officeooo:paragraph-rsid="0060fd77"/>
    </style:style>
    <style:style style:name="P97" style:family="paragraph" style:parent-style-name="Standard" style:list-style-name="L24">
      <style:paragraph-properties fo:text-align="justify" style:justify-single-word="false"/>
      <style:text-properties officeooo:paragraph-rsid="005fb8ed"/>
    </style:style>
    <style:style style:name="P98" style:family="paragraph" style:parent-style-name="Standard" style:list-style-name="L25">
      <style:paragraph-properties fo:text-align="justify" style:justify-single-word="false"/>
      <style:text-properties officeooo:paragraph-rsid="0074ea53"/>
    </style:style>
    <style:style style:name="P99" style:family="paragraph" style:parent-style-name="Standard" style:list-style-name="L2">
      <style:paragraph-properties fo:text-align="justify" style:justify-single-word="false"/>
      <style:text-properties officeooo:rsid="001b9dda" officeooo:paragraph-rsid="001b9dda"/>
    </style:style>
    <style:style style:name="P100" style:family="paragraph" style:parent-style-name="Standard" style:list-style-name="L3">
      <style:paragraph-properties fo:text-align="justify" style:justify-single-word="false"/>
      <style:text-properties officeooo:rsid="001cb222" officeooo:paragraph-rsid="001cb222"/>
    </style:style>
    <style:style style:name="P101" style:family="paragraph" style:parent-style-name="Standard" style:list-style-name="L3">
      <style:paragraph-properties fo:text-align="justify" style:justify-single-word="false"/>
      <style:text-properties officeooo:rsid="001f0b52" officeooo:paragraph-rsid="001f0b52"/>
    </style:style>
    <style:style style:name="P102" style:family="paragraph" style:parent-style-name="Standard" style:list-style-name="L6">
      <style:paragraph-properties fo:text-align="justify" style:justify-single-word="false"/>
      <style:text-properties officeooo:rsid="002264fd" officeooo:paragraph-rsid="002264fd"/>
    </style:style>
    <style:style style:name="P103" style:family="paragraph" style:parent-style-name="Standard" style:list-style-name="L12">
      <style:paragraph-properties fo:text-align="justify" style:justify-single-word="false"/>
      <style:text-properties fo:font-size="11pt" fo:font-style="italic" style:text-underline-style="none" fo:font-weight="normal" officeooo:rsid="0030f6eb" officeooo:paragraph-rsid="0032daff" style:font-size-asian="11pt" style:font-style-asian="italic" style:font-weight-asian="normal" style:font-size-complex="11pt" style:font-style-complex="italic" style:font-weight-complex="normal"/>
    </style:style>
    <style:style style:name="P104" style:family="paragraph" style:parent-style-name="Standard" style:list-style-name="L12">
      <style:paragraph-properties fo:text-align="justify" style:justify-single-word="false"/>
      <style:text-properties fo:font-size="11pt" fo:font-style="italic" style:text-underline-style="none" fo:font-weight="normal" officeooo:rsid="00349120" officeooo:paragraph-rsid="00349120" style:font-size-asian="11pt" style:font-style-asian="italic" style:font-weight-asian="normal" style:font-size-complex="11pt" style:font-style-complex="italic" style:font-weight-complex="normal"/>
    </style:style>
    <style:style style:name="P105" style:family="paragraph" style:parent-style-name="Standard" style:list-style-name="L12">
      <style:paragraph-properties fo:text-align="justify" style:justify-single-word="false"/>
      <style:text-properties fo:font-size="11pt" fo:font-style="italic" style:text-underline-style="none" fo:font-weight="normal" officeooo:rsid="00349120" officeooo:paragraph-rsid="0037db49" style:font-size-asian="11pt" style:font-style-asian="italic" style:font-weight-asian="normal" style:font-size-complex="11pt" style:font-style-complex="italic" style:font-weight-complex="normal"/>
    </style:style>
    <style:style style:name="P106" style:family="paragraph" style:parent-style-name="Standard" style:list-style-name="L15">
      <style:paragraph-properties fo:text-align="start" style:justify-single-word="false"/>
      <style:text-properties fo:font-size="11pt" fo:font-style="italic" style:text-underline-style="none" fo:font-weight="normal" officeooo:rsid="003e0581" officeooo:paragraph-rsid="003e0581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Standard" style:list-style-name="L15">
      <style:paragraph-properties fo:text-align="start" style:justify-single-word="false"/>
      <style:text-properties officeooo:rsid="003e0581" officeooo:paragraph-rsid="003e0581"/>
    </style:style>
    <style:style style:name="P108" style:family="paragraph" style:parent-style-name="Standard" style:list-style-name="L16">
      <style:paragraph-properties fo:text-align="start" style:justify-single-word="false"/>
      <style:text-properties fo:font-size="12pt" officeooo:rsid="003e0581" officeooo:paragraph-rsid="003e0581" style:font-size-asian="12pt" style:font-size-complex="12pt"/>
    </style:style>
    <style:style style:name="P109" style:family="paragraph" style:parent-style-name="Standard" style:list-style-name="L16">
      <style:paragraph-properties fo:text-align="start" style:justify-single-word="false"/>
      <style:text-properties fo:font-size="12pt" officeooo:paragraph-rsid="00478ea6" style:font-size-asian="12pt" style:font-size-complex="12pt"/>
    </style:style>
    <style:style style:name="P110" style:family="paragraph" style:parent-style-name="Standard" style:list-style-name="L16">
      <style:paragraph-properties fo:text-align="start" style:justify-single-word="false"/>
      <style:text-properties fo:font-size="12pt" fo:font-style="italic" style:text-underline-style="none" fo:font-weight="normal" officeooo:rsid="003e0581" officeooo:paragraph-rsid="003e0581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 style:list-style-name="L17">
      <style:paragraph-properties fo:text-align="justify" style:justify-single-word="false"/>
      <style:text-properties fo:font-size="12pt" fo:font-style="normal" officeooo:paragraph-rsid="003e0581" style:font-size-asian="12pt" style:font-style-asian="normal" style:font-size-complex="12pt" style:font-style-complex="normal"/>
    </style:style>
    <style:style style:name="P112" style:family="paragraph" style:parent-style-name="Standard" style:list-style-name="L18">
      <style:paragraph-properties fo:text-align="justify" style:justify-single-word="false"/>
      <style:text-properties fo:font-size="12pt" fo:font-style="normal" officeooo:paragraph-rsid="003e0581" style:font-size-asian="12pt" style:font-style-asian="normal" style:font-size-complex="12pt" style:font-style-complex="normal"/>
    </style:style>
    <style:style style:name="P113" style:family="paragraph" style:parent-style-name="Standard" style:list-style-name="L17">
      <style:paragraph-properties fo:text-align="justify" style:justify-single-word="false"/>
      <style:text-properties fo:font-size="12pt" fo:font-style="normal" style:text-underline-style="none" fo:font-weight="normal" officeooo:rsid="003e0581" officeooo:paragraph-rsid="003e0581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18">
      <style:paragraph-properties fo:text-align="justify" style:justify-single-word="false"/>
      <style:text-properties fo:font-size="12pt" fo:font-style="normal" style:text-underline-style="none" fo:font-weight="normal" officeooo:rsid="003e0581" officeooo:paragraph-rsid="003e0581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8">
      <style:paragraph-properties fo:text-align="start" style:justify-single-word="false"/>
      <style:text-properties officeooo:paragraph-rsid="004ef617"/>
    </style:style>
    <style:style style:name="P116" style:family="paragraph" style:parent-style-name="Standard" style:list-style-name="L18">
      <style:paragraph-properties fo:text-align="start" style:justify-single-word="false"/>
      <style:text-properties officeooo:paragraph-rsid="00518dd8"/>
    </style:style>
    <style:style style:name="P117" style:family="paragraph" style:parent-style-name="Standard">
      <style:paragraph-properties fo:text-align="start" style:justify-single-word="false"/>
      <style:text-properties officeooo:paragraph-rsid="0059c713"/>
    </style:style>
    <style:style style:name="P118" style:family="paragraph" style:parent-style-name="Standard" style:list-style-name="L24">
      <style:paragraph-properties fo:text-align="justify" style:justify-single-word="false"/>
      <style:text-properties fo:font-style="normal" style:text-underline-style="none" fo:font-weight="normal" officeooo:paragraph-rsid="005fb8ed" style:font-style-asian="normal" style:font-weight-asian="normal" style:font-style-complex="normal" style:font-weight-complex="normal"/>
    </style:style>
    <style:style style:name="P119" style:family="paragraph" style:parent-style-name="Standard" style:list-style-name="L24">
      <style:paragraph-properties fo:text-align="justify" style:justify-single-word="false"/>
      <style:text-properties fo:font-style="normal" style:text-underline-style="none" fo:font-weight="normal" officeooo:paragraph-rsid="00701bc6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fb8ed" style:font-style-asian="normal" style:font-weight-asian="normal" style:font-style-complex="normal" style:font-weight-complex="normal"/>
    </style:style>
    <style:style style:name="P121" style:family="paragraph" style:parent-style-name="Standard" style:list-style-name="L24">
      <style:paragraph-properties fo:text-align="justify" style:justify-single-word="false"/>
      <style:text-properties fo:font-style="normal" style:text-underline-style="none" fo:font-weight="normal" officeooo:rsid="006b9456" officeooo:paragraph-rsid="006b9456" style:font-style-asian="normal" style:font-weight-asian="normal" style:font-style-complex="normal" style:font-weight-complex="normal"/>
    </style:style>
    <style:style style:name="P122" style:family="paragraph" style:parent-style-name="Standard" style:list-style-name="L24">
      <style:paragraph-properties fo:text-align="justify" style:justify-single-word="false"/>
      <style:text-properties fo:font-style="normal" style:text-underline-style="none" fo:font-weight="normal" officeooo:rsid="00713248" officeooo:paragraph-rsid="00713248" style:font-style-asian="normal" style:font-weight-asian="normal" style:font-style-complex="normal" style:font-weight-complex="normal"/>
    </style:style>
    <style:style style:name="P123" style:family="paragraph" style:parent-style-name="Standard" style:list-style-name="L24">
      <style:paragraph-properties fo:text-align="justify" style:justify-single-word="false"/>
      <style:text-properties fo:font-style="normal" style:text-underline-style="none" fo:font-weight="normal" officeooo:rsid="0072fdbf" officeooo:paragraph-rsid="0072fdbf" style:font-style-asian="normal" style:font-weight-asian="normal" style:font-style-complex="normal" style:font-weight-complex="normal"/>
    </style:style>
    <style:style style:name="P124" style:family="paragraph" style:parent-style-name="Standard" style:list-style-name="L24">
      <style:paragraph-properties fo:text-align="justify" style:justify-single-word="false"/>
      <style:text-properties fo:font-style="normal" style:text-underline-style="none" fo:font-weight="normal" officeooo:rsid="0073b67a" officeooo:paragraph-rsid="0073b67a" style:font-style-asian="normal" style:font-weight-asian="normal" style:font-style-complex="normal" style:font-weight-complex="normal"/>
    </style:style>
    <style:style style:name="P125" style:family="paragraph" style:parent-style-name="Standard" style:list-style-name="L24">
      <style:paragraph-properties fo:text-align="justify" style:justify-single-word="false"/>
      <style:text-properties fo:font-style="normal" style:text-underline-style="none" fo:font-weight="normal" officeooo:rsid="0074ea53" officeooo:paragraph-rsid="0074ea53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4ea53" officeooo:paragraph-rsid="0074ea53" style:font-style-asian="normal" style:font-weight-asian="normal" style:font-style-complex="normal" style:font-weight-complex="normal"/>
    </style:style>
    <style:style style:name="P127" style:family="paragraph" style:parent-style-name="Standard" style:list-style-name="L25">
      <style:paragraph-properties fo:text-align="justify" style:justify-single-word="false"/>
      <style:text-properties fo:font-style="normal" style:text-underline-style="none" fo:font-weight="normal" officeooo:rsid="0074ea53" officeooo:paragraph-rsid="0074ea53" style:font-style-asian="normal" style:font-weight-asian="normal" style:font-style-complex="normal" style:font-weight-complex="normal"/>
    </style:style>
    <style:style style:name="P128" style:family="paragraph" style:parent-style-name="Standard" style:list-style-name="L25">
      <style:paragraph-properties fo:text-align="justify" style:justify-single-word="false"/>
      <style:text-properties fo:font-style="normal" style:text-underline-style="none" fo:font-weight="normal" officeooo:rsid="0074ea53" officeooo:paragraph-rsid="00759acf" style:font-style-asian="normal" style:font-weight-asian="normal" style:font-style-complex="normal" style:font-weight-complex="normal"/>
    </style:style>
    <style:style style:name="P129" style:family="paragraph" style:parent-style-name="Standard" style:list-style-name="L25">
      <style:paragraph-properties fo:text-align="justify" style:justify-single-word="false"/>
      <style:text-properties fo:font-style="normal" style:text-underline-style="none" fo:font-weight="normal" officeooo:rsid="0078a948" officeooo:paragraph-rsid="0078a948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text-underline-style="none" fo:font-weight="normal" officeooo:paragraph-rsid="005fb8ed" style:font-weight-asian="normal" style:font-weight-complex="normal"/>
    </style:style>
    <style:style style:name="P131" style:family="paragraph" style:parent-style-name="Standard" style:list-style-name="L24">
      <style:paragraph-properties fo:text-align="justify" style:justify-single-word="false"/>
      <style:text-properties style:text-underline-style="none" fo:font-weight="normal" officeooo:paragraph-rsid="005fb8ed" style:font-weight-asian="normal" style:font-weight-complex="normal"/>
    </style:style>
    <style:style style:name="P132" style:family="paragraph" style:parent-style-name="Standard" style:list-style-name="L24">
      <style:paragraph-properties fo:text-align="justify" style:justify-single-word="false"/>
      <style:text-properties style:text-underline-style="none" fo:font-weight="normal" officeooo:paragraph-rsid="0060fd77" style:font-weight-asian="normal" style:font-weight-complex="normal"/>
    </style:style>
    <style:style style:name="P133" style:family="paragraph" style:parent-style-name="Standard" style:list-style-name="L24">
      <style:paragraph-properties fo:text-align="justify" style:justify-single-word="false"/>
      <style:text-properties style:text-underline-style="none" fo:font-weight="normal" officeooo:rsid="0062cea0" officeooo:paragraph-rsid="0062cea0" style:font-weight-asian="normal" style:font-weight-complex="normal"/>
    </style:style>
    <style:style style:name="P134" style:family="paragraph" style:parent-style-name="Standard" style:list-style-name="L24">
      <style:paragraph-properties fo:text-align="justify" style:justify-single-word="false"/>
      <style:text-properties style:text-underline-style="none" fo:font-weight="normal" officeooo:rsid="0067cd3e" officeooo:paragraph-rsid="0067cd3e" style:font-weight-asian="normal" style:font-weight-complex="normal"/>
    </style:style>
    <style:style style:name="P135" style:family="paragraph" style:parent-style-name="Standard">
      <style:paragraph-properties fo:text-align="end" style:justify-single-word="false"/>
      <style:text-properties fo:font-style="italic" style:text-underline-style="none" fo:font-weight="normal" officeooo:paragraph-rsid="0060fd77" style:font-style-asian="italic" style:font-weight-asian="normal" style:font-style-complex="italic" style:font-weight-complex="normal"/>
    </style:style>
    <style:style style:name="P136" style:family="paragraph" style:parent-style-name="Standard" style:list-style-name="L24">
      <style:paragraph-properties fo:text-align="justify" style:justify-single-word="false"/>
      <style:text-properties fo:font-style="italic" style:text-underline-style="none" fo:font-weight="normal" officeooo:paragraph-rsid="00701bc6" style:font-style-asian="italic" style:font-weight-asian="normal" style:font-style-complex="italic" style:font-weight-complex="normal"/>
    </style:style>
    <style:style style:name="P137" style:family="paragraph" style:parent-style-name="Standard" style:list-style-name="L24">
      <style:paragraph-properties fo:text-align="justify" style:justify-single-word="false"/>
      <style:text-properties fo:font-style="italic" style:text-underline-style="none" fo:font-weight="normal" officeooo:rsid="006dee1d" officeooo:paragraph-rsid="006dee1d" style:font-style-asian="italic" style:font-weight-asian="normal" style:font-style-complex="italic" style:font-weight-complex="normal"/>
    </style:style>
    <style:style style:name="P138" style:family="paragraph" style:parent-style-name="Standard" style:list-style-name="L25">
      <style:paragraph-properties fo:text-align="end" style:justify-single-word="false"/>
      <style:text-properties fo:font-style="italic" style:text-underline-style="none" fo:font-weight="normal" officeooo:rsid="0074ea53" officeooo:paragraph-rsid="00759acf" style:font-style-asian="italic" style:font-weight-asian="normal" style:font-style-complex="italic" style:font-weight-complex="normal"/>
    </style:style>
    <style:style style:name="P139" style:family="paragraph" style:parent-style-name="Standard" style:list-style-name="L25">
      <style:paragraph-properties fo:text-align="justify" style:justify-single-word="false"/>
      <style:text-properties fo:font-style="italic" style:text-underline-style="none" fo:font-weight="normal" officeooo:rsid="0077a242" officeooo:paragraph-rsid="0077a242" style:font-style-asian="italic" style:font-weight-asian="normal" style:font-style-complex="italic" style:font-weight-complex="normal"/>
    </style:style>
    <style:style style:name="P140" style:family="paragraph" style:parent-style-name="Standard" style:list-style-name="L24">
      <style:paragraph-properties fo:text-align="justify" style:justify-single-word="false"/>
      <style:text-properties officeooo:rsid="0066ce5b" officeooo:paragraph-rsid="0066ce5b"/>
    </style:style>
    <style:style style:name="P141" style:family="paragraph" style:parent-style-name="Standard">
      <style:paragraph-properties fo:text-align="justify" style:justify-single-word="false"/>
      <style:text-properties fo:font-size="18pt" fo:font-style="italic" style:text-underline-style="solid" style:text-underline-width="auto" style:text-underline-color="font-color" fo:font-weight="bold" officeooo:rsid="00759acf" officeooo:paragraph-rsid="00759acf" style:font-size-asian="15.75pt" style:font-style-asian="italic" style:font-weight-asian="bold" style:font-size-complex="18pt" style:font-style-complex="italic" style:font-weight-complex="bold"/>
    </style:style>
    <style:style style:name="P142" style:family="paragraph" style:parent-style-name="Standard" style:list-style-name="L18">
      <style:paragraph-properties fo:text-align="start" style:justify-single-word="false" fo:break-before="page"/>
      <style:text-properties fo:font-style="normal" officeooo:paragraph-rsid="004ef617" style:font-style-asian="normal" style:font-style-complex="normal"/>
    </style:style>
    <style:style style:name="P143" style:family="paragraph" style:parent-style-name="Standard" style:list-style-name="L24">
      <style:paragraph-properties fo:text-align="justify" style:justify-single-word="false" fo:break-before="page"/>
      <style:text-properties fo:font-style="normal" style:text-underline-style="none" fo:font-weight="normal" officeooo:rsid="00713248" officeooo:paragraph-rsid="00713248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text-align="justify" style:justify-single-word="false" fo:break-before="page"/>
      <style:text-properties officeooo:paragraph-rsid="0059c713"/>
    </style:style>
    <style:style style:name="P145" style:family="paragraph" style:parent-style-name="Standard">
      <style:paragraph-properties fo:text-align="justify" style:justify-single-word="false" fo:break-before="page"/>
      <style:text-properties officeooo:paragraph-rsid="0060fd77"/>
    </style:style>
    <style:style style:name="P146" style:family="paragraph">
      <loext:graphic-properties draw:fill-color="#ddddd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3e0581" style:font-weight-asian="normal" style:font-weight-complex="normal"/>
    </style:style>
    <style:style style:name="T3" style:family="text">
      <style:text-properties style:text-underline-style="none" fo:font-weight="normal" officeooo:rsid="004c804f" style:font-weight-asian="normal" style:font-weight-complex="normal"/>
    </style:style>
    <style:style style:name="T4" style:family="text">
      <style:text-properties style:text-underline-style="none" fo:font-weight="normal" officeooo:rsid="0041f66b" style:font-weight-asian="normal" style:font-weight-complex="normal"/>
    </style:style>
    <style:style style:name="T5" style:family="text">
      <style:text-properties style:text-underline-style="none" fo:font-weight="normal" officeooo:rsid="004df081" style:font-weight-asian="normal" style:font-weight-complex="normal"/>
    </style:style>
    <style:style style:name="T6" style:family="text">
      <style:text-properties style:text-underline-style="none" fo:font-weight="normal" officeooo:rsid="00430ff1" style:font-weight-asian="normal" style:font-weight-complex="normal"/>
    </style:style>
    <style:style style:name="T7" style:family="text">
      <style:text-properties style:text-underline-style="none" officeooo:rsid="00246558"/>
    </style:style>
    <style:style style:name="T8" style:family="text">
      <style:text-properties style:text-underline-style="none" officeooo:rsid="003af0d1"/>
    </style:style>
    <style:style style:name="T9" style:family="text">
      <style:text-properties fo:font-size="16pt" style:text-underline-style="solid" style:text-underline-width="auto" style:text-underline-color="font-color" fo:font-weight="bold" officeooo:rsid="001b23a1" style:font-size-asian="14pt" style:font-weight-asian="bold" style:font-size-complex="16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officeooo:rsid="001b9dda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fo:font-weight="bold" officeooo:rsid="001bb2e4" style:font-size-asian="16pt" style:font-weight-asian="bold" style:font-size-complex="16pt" style:font-weight-complex="bold"/>
    </style:style>
    <style:style style:name="T13" style:family="text">
      <style:text-properties fo:font-size="16pt" style:text-underline-style="solid" style:text-underline-width="auto" style:text-underline-color="font-color" fo:font-weight="bold" officeooo:rsid="001f0b52" style:font-size-asian="16pt" style:font-weight-asian="bold" style:font-size-complex="16pt" style:font-weight-complex="bold"/>
    </style:style>
    <style:style style:name="T14" style:family="text">
      <style:text-properties fo:font-size="16pt" style:text-underline-style="solid" style:text-underline-width="auto" style:text-underline-color="font-color" fo:font-weight="bold" officeooo:rsid="001fadf9" style:font-size-asian="16pt" style:font-weight-asian="bold" style:font-size-complex="16pt" style:font-weight-complex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3e0581" style:font-size-asian="16pt" style:font-weight-asian="bold" style:font-size-complex="16pt" style:font-weight-complex="bold"/>
    </style:style>
    <style:style style:name="T16" style:family="text">
      <style:text-properties fo:font-size="16pt" style:text-underline-style="solid" style:text-underline-width="auto" style:text-underline-color="font-color" fo:font-weight="bold" officeooo:rsid="004e72e6" style:font-size-asian="16pt" style:font-weight-asian="bold" style:font-size-complex="16pt" style:font-weight-complex="bold"/>
    </style:style>
    <style:style style:name="T17" style:family="text">
      <style:text-properties fo:font-size="16pt" style:text-underline-style="solid" style:text-underline-width="auto" style:text-underline-color="font-color" fo:font-weight="bold" officeooo:rsid="004b157e" style:font-size-asian="16pt" style:font-weight-asian="bold" style:font-size-complex="16pt" style:font-weight-complex="bold"/>
    </style:style>
    <style:style style:name="T18" style:family="text">
      <style:text-properties fo:font-size="16pt" style:text-underline-style="solid" style:text-underline-width="auto" style:text-underline-color="font-color" fo:font-weight="bold" officeooo:rsid="0041f66b" style:font-size-asian="16pt" style:font-weight-asian="bold" style:font-size-complex="16pt" style:font-weight-complex="bold"/>
    </style:style>
    <style:style style:name="T19" style:family="text">
      <style:text-properties fo:font-size="16pt" style:text-underline-style="solid" style:text-underline-width="auto" style:text-underline-color="font-color" fo:font-weight="bold" officeooo:rsid="004a798e" style:font-size-asian="16pt" style:font-weight-asian="bold" style:font-size-complex="16pt" style:font-weight-complex="bold"/>
    </style:style>
    <style:style style:name="T20" style:family="text">
      <style:text-properties fo:font-size="16pt" style:text-underline-style="none" fo:font-weight="bold" officeooo:rsid="001b23a1" style:font-size-asian="14pt" style:font-weight-asian="bold" style:font-size-complex="16pt" style:font-weight-complex="bold"/>
    </style:style>
    <style:style style:name="T21" style:family="text">
      <style:text-properties fo:font-size="16pt" style:text-underline-style="none" fo:font-weight="bold" officeooo:rsid="0041f66b" style:font-size-asian="16pt" style:font-weight-asian="bold" style:font-size-complex="16pt" style:font-weight-complex="bold"/>
    </style:style>
    <style:style style:name="T22" style:family="text">
      <style:text-properties fo:font-size="16pt" fo:font-style="normal" style:text-underline-style="solid" style:text-underline-width="auto" style:text-underline-color="font-color" fo:font-weight="bold" officeooo:rsid="0059c713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style="normal" style:text-underline-style="solid" style:text-underline-width="auto" style:text-underline-color="font-color" fo:font-weight="bold" officeooo:rsid="0041f66b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size="16pt" fo:font-style="normal" style:text-underline-style="solid" style:text-underline-width="auto" style:text-underline-color="font-color" fo:font-weight="bold" officeooo:rsid="001fadf9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size="16pt" fo:font-style="normal" style:text-underline-style="solid" style:text-underline-width="auto" style:text-underline-color="font-color" fo:font-weight="bold" officeooo:rsid="003e0581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size="16pt" fo:font-style="normal" style:text-underline-style="solid" style:text-underline-width="auto" style:text-underline-color="font-color" fo:font-weight="bold" officeooo:rsid="004b157e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size="16pt" fo:font-style="normal" style:text-underline-style="solid" style:text-underline-width="auto" style:text-underline-color="font-color" fo:font-weight="bold" officeooo:rsid="005fb8ed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font-size="16pt" fo:font-style="normal" style:text-underline-style="none" fo:font-weight="bold" officeooo:rsid="0041f66b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size="16pt" fo:font-style="normal" style:text-underline-style="none" fo:font-weight="bold" officeooo:rsid="0059c713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size="16pt" fo:font-style="normal" style:text-underline-style="none" fo:font-weight="bold" officeooo:rsid="005fb8e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font-size="16pt" fo:font-style="normal" style:text-underline-style="none" fo:font-weight="bold" officeooo:rsid="0060fd77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font-size="16pt" fo:font-weight="bold" officeooo:rsid="0041f66b" style:font-size-asian="16pt" style:font-weight-asian="bold" style:font-size-complex="16pt" style:font-weight-complex="bold"/>
    </style:style>
    <style:style style:name="T3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34" style:family="text">
      <style:text-properties fo:font-size="14pt" style:text-underline-style="none" fo:font-weight="normal" officeooo:rsid="001b23a1" style:font-size-asian="14pt" style:font-weight-asian="normal" style:font-size-complex="14pt" style:font-weight-complex="normal"/>
    </style:style>
    <style:style style:name="T35" style:family="text">
      <style:text-properties fo:font-size="14pt" style:text-underline-style="none" fo:font-weight="normal" officeooo:rsid="001b9dda" style:font-size-asian="14pt" style:font-weight-asian="normal" style:font-size-complex="14pt" style:font-weight-complex="normal"/>
    </style:style>
    <style:style style:name="T36" style:family="text">
      <style:text-properties fo:font-size="14pt" style:text-underline-style="none" fo:font-weight="normal" officeooo:rsid="001bb2e4" style:font-size-asian="14pt" style:font-weight-asian="normal" style:font-size-complex="14pt" style:font-weight-complex="normal"/>
    </style:style>
    <style:style style:name="T37" style:family="text">
      <style:text-properties fo:font-size="14pt" style:text-underline-style="none" fo:font-weight="normal" officeooo:rsid="001cb222" style:font-size-asian="14pt" style:font-weight-asian="normal" style:font-size-complex="14pt" style:font-weight-complex="normal"/>
    </style:style>
    <style:style style:name="T38" style:family="text">
      <style:text-properties fo:font-size="14pt" style:text-underline-style="none" fo:font-weight="normal" officeooo:rsid="001df5b9" style:font-size-asian="14pt" style:font-weight-asian="normal" style:font-size-complex="14pt" style:font-weight-complex="normal"/>
    </style:style>
    <style:style style:name="T39" style:family="text">
      <style:text-properties fo:font-size="14pt" style:text-underline-style="none" fo:font-weight="normal" officeooo:rsid="001f0b52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none" fo:font-weight="normal" officeooo:rsid="00219b1b" style:font-size-asian="14pt" style:font-weight-asian="normal" style:font-size-complex="14pt" style:font-weight-complex="normal"/>
    </style:style>
    <style:style style:name="T41" style:family="text">
      <style:text-properties fo:font-size="14pt" style:text-underline-style="none" fo:font-weight="normal" officeooo:rsid="0024150a" style:font-size-asian="14pt" style:font-weight-asian="normal" style:font-size-complex="14pt" style:font-weight-complex="normal"/>
    </style:style>
    <style:style style:name="T42" style:family="text">
      <style:text-properties fo:font-size="14pt" style:text-underline-style="none" fo:font-weight="normal" officeooo:rsid="002a8640" style:font-size-asian="14pt" style:font-weight-asian="normal" style:font-size-complex="14pt" style:font-weight-complex="normal"/>
    </style:style>
    <style:style style:name="T43" style:family="text">
      <style:text-properties fo:font-size="14pt" style:text-underline-style="none" fo:font-weight="normal" officeooo:rsid="002f23c8" style:font-size-asian="14pt" style:font-weight-asian="normal" style:font-size-complex="14pt" style:font-weight-complex="normal"/>
    </style:style>
    <style:style style:name="T44" style:family="text">
      <style:text-properties fo:font-size="14pt" style:text-underline-style="none" fo:font-weight="bold" officeooo:rsid="001fadf9" style:font-size-asian="14pt" style:font-weight-asian="bold" style:font-size-complex="14pt" style:font-weight-complex="bold"/>
    </style:style>
    <style:style style:name="T45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46" style:family="text">
      <style:text-properties fo:font-size="14pt" fo:font-style="italic" style:text-underline-style="none" fo:font-weight="normal" officeooo:rsid="001b23a1" style:font-size-asian="12.25pt" style:font-style-asian="italic" style:font-weight-asian="normal" style:font-size-complex="14pt" style:font-style-complex="italic" style:font-weight-complex="normal"/>
    </style:style>
    <style:style style:name="T47" style:family="text"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font-size="14pt" fo:font-style="italic" style:text-underline-style="none" fo:font-weight="normal" officeooo:rsid="005fb8ed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fo:font-size="14pt" fo:font-style="italic" style:text-underline-style="none" fo:font-weight="normal" officeooo:rsid="0060fd77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fo:font-size="14pt" fo:font-style="italic" style:text-underline-style="none" fo:font-weight="bold" officeooo:rsid="001f0b52" style:font-size-asian="14pt" style:font-style-asian="italic" style:font-weight-asian="bold" style:font-size-complex="14pt" style:font-style-complex="italic" style:font-weight-complex="bold"/>
    </style:style>
    <style:style style:name="T51" style:family="text">
      <style:text-properties fo:font-size="14pt" fo:font-style="italic" style:text-underline-style="solid" style:text-underline-width="auto" style:text-underline-color="font-color" fo:font-weight="bold" officeooo:rsid="004e72e6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fo:font-style="italic" style:font-size-asian="14pt" style:font-style-asian="italic" style:font-size-complex="14pt" style:font-style-complex="italic"/>
    </style:style>
    <style:style style:name="T53" style:family="text">
      <style:text-properties fo:font-size="14pt" fo:font-style="italic" officeooo:rsid="0066ef02" style:font-size-asian="14pt" style:font-style-asian="italic" style:font-size-complex="14pt" style:font-style-complex="italic"/>
    </style:style>
    <style:style style:name="T54" style:family="text">
      <style:text-properties fo:font-size="14pt" fo:font-style="italic" officeooo:rsid="006a0911" style:font-size-asian="14pt" style:font-style-asian="italic" style:font-size-complex="14pt" style:font-style-complex="italic"/>
    </style:style>
    <style:style style:name="T55" style:family="text">
      <style:text-properties fo:font-size="14pt" style:text-underline-style="solid" style:text-underline-width="auto" style:text-underline-color="font-color" fo:font-weight="normal" officeooo:rsid="001f0b52" style:font-size-asian="14pt" style:font-weight-asian="normal" style:font-size-complex="14pt" style:font-weight-complex="normal"/>
    </style:style>
    <style:style style:name="T56" style:family="text">
      <style:text-properties fo:font-size="14pt" style:text-underline-style="solid" style:text-underline-width="auto" style:text-underline-color="font-color" fo:font-weight="normal" officeooo:rsid="00215e23" style:font-size-asian="14pt" style:font-weight-asian="normal" style:font-size-complex="14pt" style:font-weight-complex="normal"/>
    </style:style>
    <style:style style:name="T57" style:family="text">
      <style:text-properties fo:font-size="14pt" style:text-underline-style="solid" style:text-underline-width="auto" style:text-underline-color="font-color" officeooo:rsid="006d8386" style:font-size-asian="14pt" style:font-size-complex="14pt"/>
    </style:style>
    <style:style style:name="T58" style:family="text">
      <style:text-properties fo:font-size="14pt" style:text-underline-style="solid" style:text-underline-width="auto" style:text-underline-color="font-color" officeooo:rsid="00701bc6" style:font-size-asian="14pt" style:font-size-complex="14pt"/>
    </style:style>
    <style:style style:name="T59" style:family="text">
      <style:text-properties fo:font-size="14pt" fo:font-style="normal" style:text-underline-style="solid" style:text-underline-width="auto" style:text-underline-color="font-color" fo:font-weight="bold" officeooo:rsid="004ef617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size="14pt" fo:font-style="normal" style:text-underline-style="solid" style:text-underline-width="auto" style:text-underline-color="font-color" fo:font-weight="bold" officeooo:rsid="00518dd8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size="14pt" fo:font-style="normal" style:text-underline-style="solid" style:text-underline-width="auto" style:text-underline-color="font-color" fo:font-weight="bold" officeooo:rsid="005fb8ed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size="14pt" fo:font-style="normal" style:text-underline-style="solid" style:text-underline-width="auto" style:text-underline-color="font-color" fo:font-weight="normal" officeooo:rsid="00518dd8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style:text-underline-style="none" fo:font-weight="normal" officeooo:rsid="004ef617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font-style="normal" style:text-underline-style="none" fo:font-weight="normal" officeooo:rsid="005b7dc2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font-style="normal" style:text-underline-style="none" fo:font-weight="normal" officeooo:rsid="006543c7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font-style="normal" style:text-underline-style="none" fo:font-weight="normal" officeooo:rsid="005fb8ed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style:text-underline-style="none" fo:font-weight="normal" officeooo:rsid="0074ea53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normal" style:text-underline-style="none" fo:font-weight="normal" officeooo:rsid="00759ac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4pt" fo:font-style="normal" style:text-underline-style="none" fo:font-weight="normal" officeooo:rsid="0076e22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4pt" fo:font-style="normal" style:text-underline-style="none" fo:font-weight="bold" officeooo:rsid="005fb8e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size="14pt" fo:font-style="normal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5fb8ed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60fd77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643331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66ef02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69ae0b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6a0911" style:font-size-asian="14pt" style:font-style-asian="normal" style:font-size-complex="14pt" style:font-style-complex="normal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font-size="14pt" officeooo:rsid="0060fd77" style:font-size-asian="14pt" style:font-size-complex="14pt"/>
    </style:style>
    <style:style style:name="T80" style:family="text">
      <style:text-properties fo:font-size="14pt" officeooo:rsid="005fb8ed" style:font-size-asian="14pt" style:font-size-complex="14pt"/>
    </style:style>
    <style:style style:name="T81" style:family="text">
      <style:text-properties fo:font-size="14pt" officeooo:rsid="006a0911" style:font-size-asian="14pt" style:font-size-complex="14pt"/>
    </style:style>
    <style:style style:name="T82" style:family="text">
      <style:text-properties fo:font-size="14pt" officeooo:rsid="006b9456" style:font-size-asian="14pt" style:font-size-complex="14pt"/>
    </style:style>
    <style:style style:name="T83" style:family="text">
      <style:text-properties fo:font-size="14pt" officeooo:rsid="006d8386" style:font-size-asian="14pt" style:font-size-complex="14pt"/>
    </style:style>
    <style:style style:name="T84" style:family="text">
      <style:text-properties fo:font-size="14pt" officeooo:rsid="006e84aa" style:font-size-asian="14pt" style:font-size-complex="14pt"/>
    </style:style>
    <style:style style:name="T85" style:family="text">
      <style:text-properties fo:font-size="14pt" officeooo:rsid="00701bc6" style:font-size-asian="14pt" style:font-size-complex="14pt"/>
    </style:style>
    <style:style style:name="T86" style:family="text">
      <style:text-properties fo:font-size="14pt" officeooo:rsid="0072fdbf" style:font-size-asian="14pt" style:font-size-complex="14pt"/>
    </style:style>
    <style:style style:name="T87" style:family="text">
      <style:text-properties fo:font-size="14pt" officeooo:rsid="00759acf" style:font-size-asian="14pt" style:font-size-complex="14pt"/>
    </style:style>
    <style:style style:name="T88" style:family="text">
      <style:text-properties fo:font-size="14pt" officeooo:rsid="00772636" style:font-size-asian="14pt" style:font-size-complex="14pt"/>
    </style:style>
    <style:style style:name="T89" style:family="text">
      <style:text-properties officeooo:rsid="001f0b52"/>
    </style:style>
    <style:style style:name="T90" style:family="text">
      <style:text-properties officeooo:rsid="00246558"/>
    </style:style>
    <style:style style:name="T91" style:family="text">
      <style:text-properties officeooo:rsid="00275ac6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style:text-underline-style="solid" style:text-underline-width="auto" style:text-underline-color="font-color" fo:font-weight="bold" officeooo:rsid="00275ac6" style:font-weight-asian="bold" style:font-weight-complex="bold"/>
    </style:style>
    <style:style style:name="T95" style:family="text">
      <style:text-properties style:text-underline-style="solid" style:text-underline-width="auto" style:text-underline-color="font-color" fo:font-weight="normal" officeooo:rsid="003e0581" style:font-weight-asian="normal" style:font-weight-complex="normal"/>
    </style:style>
    <style:style style:name="T96" style:family="text">
      <style:text-properties fo:font-weight="bold" officeooo:rsid="00275ac6" style:font-weight-asian="bold" style:font-weight-complex="bold"/>
    </style:style>
    <style:style style:name="T97" style:family="text">
      <style:text-properties officeooo:rsid="00293b38"/>
    </style:style>
    <style:style style:name="T98" style:family="text">
      <style:text-properties officeooo:rsid="002a8640"/>
    </style:style>
    <style:style style:name="T99" style:family="text">
      <style:text-properties officeooo:rsid="002b1b45"/>
    </style:style>
    <style:style style:name="T100" style:family="text">
      <style:text-properties officeooo:rsid="002d921a"/>
    </style:style>
    <style:style style:name="T101" style:family="text">
      <style:text-properties officeooo:rsid="0032daff"/>
    </style:style>
    <style:style style:name="T102" style:family="text">
      <style:text-properties officeooo:rsid="0037db49"/>
    </style:style>
    <style:style style:name="T103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04" style:family="text">
      <style:text-properties fo:font-size="11pt" fo:font-style="italic" style:text-underline-style="none" fo:font-weight="normal" officeooo:rsid="00349120" style:font-size-asian="11pt" style:font-style-asian="italic" style:font-weight-asian="normal" style:font-size-complex="11pt" style:font-style-complex="italic" style:font-weight-complex="normal"/>
    </style:style>
    <style:style style:name="T105" style:family="text">
      <style:text-properties fo:font-size="11pt" fo:font-style="italic" style:text-underline-style="none" fo:font-weight="normal" officeooo:rsid="0037db49" style:font-size-asian="11pt" style:font-style-asian="italic" style:font-weight-asian="normal" style:font-size-complex="11pt" style:font-style-complex="italic" style:font-weight-complex="normal"/>
    </style:style>
    <style:style style:name="T106" style:family="text">
      <style:text-properties fo:font-size="11pt" fo:font-style="italic" style:text-underline-style="none" fo:font-weight="normal" officeooo:rsid="0037dd5e" style:font-size-asian="11pt" style:font-style-asian="italic" style:font-weight-asian="normal" style:font-size-complex="11pt" style:font-style-complex="italic" style:font-weight-complex="normal"/>
    </style:style>
    <style:style style:name="T107" style:family="text">
      <style:text-properties fo:font-size="11pt" fo:font-style="italic" style:text-underline-style="none" fo:font-weight="normal" officeooo:rsid="00275ac6" style:font-size-asian="11pt" style:font-style-asian="italic" style:font-weight-asian="normal" style:font-size-complex="11pt" style:font-style-complex="italic" style:font-weight-complex="normal"/>
    </style:style>
    <style:style style:name="T108" style:family="text">
      <style:text-properties fo:font-size="11pt" fo:font-style="italic" style:text-underline-style="none" fo:font-weight="normal" officeooo:rsid="003f3148" style:font-size-asian="11pt" style:font-style-asian="italic" style:font-weight-asian="normal" style:font-size-complex="11pt" style:font-style-complex="italic" style:font-weight-complex="normal"/>
    </style:style>
    <style:style style:name="T109" style:family="text">
      <style:text-properties fo:font-size="11pt" fo:font-style="italic" style:text-underline-style="none" fo:font-weight="bold" officeooo:rsid="00275ac6" style:font-size-asian="11pt" style:font-style-asian="italic" style:font-weight-asian="bold" style:font-size-complex="11pt" style:font-style-complex="italic" style:font-weight-complex="bold"/>
    </style:style>
    <style:style style:name="T110" style:family="text">
      <style:text-properties fo:font-size="11pt" fo:font-style="italic" style:text-underline-style="none" fo:font-weight="bold" officeooo:rsid="003e0581" style:font-size-asian="11pt" style:font-style-asian="italic" style:font-weight-asian="bold" style:font-size-complex="11pt" style:font-style-complex="italic" style:font-weight-complex="bold"/>
    </style:style>
    <style:style style:name="T111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12" style:family="text">
      <style:text-properties officeooo:rsid="0039a12d"/>
    </style:style>
    <style:style style:name="T113" style:family="text">
      <style:text-properties fo:font-style="italic" fo:font-weight="bold" officeooo:rsid="003c3dca" style:font-style-asian="italic" style:font-weight-asian="bold" style:font-style-complex="italic" style:font-weight-complex="bold"/>
    </style:style>
    <style:style style:name="T1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3ffd22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0472c01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478ea6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style:text-underline-style="none" fo:font-weight="bold" officeooo:rsid="003ffd22" style:font-style-asian="italic" style:font-weight-asian="bold" style:font-style-complex="italic" style:font-weight-complex="bold"/>
    </style:style>
    <style:style style:name="T120" style:family="text">
      <style:text-properties fo:font-style="italic" officeooo:rsid="005b7dc2" style:font-style-asian="italic" style:font-style-complex="italic"/>
    </style:style>
    <style:style style:name="T121" style:family="text">
      <style:text-properties fo:font-style="italic" officeooo:rsid="005c270b" style:font-style-asian="italic" style:font-style-complex="italic"/>
    </style:style>
    <style:style style:name="T122" style:family="text">
      <style:text-properties fo:font-style="italic" officeooo:rsid="005dc07c" style:font-style-asian="italic" style:font-style-complex="italic"/>
    </style:style>
    <style:style style:name="T123" style:family="text">
      <style:text-properties fo:font-style="italic" officeooo:rsid="005ecc81" style:font-style-asian="italic" style:font-style-complex="italic"/>
    </style:style>
    <style:style style:name="T124" style:family="text">
      <style:text-properties officeooo:rsid="003af0d1"/>
    </style:style>
    <style:style style:name="T125" style:family="text">
      <style:text-properties officeooo:rsid="003c3dca"/>
    </style:style>
    <style:style style:name="T126" style:family="text">
      <style:text-properties officeooo:rsid="004e72e6"/>
    </style:style>
    <style:style style:name="T127" style:family="text">
      <style:text-properties officeooo:rsid="004ef617"/>
    </style:style>
    <style:style style:name="T128" style:family="text">
      <style:text-properties officeooo:rsid="0052e41f"/>
    </style:style>
    <style:style style:name="T129" style:family="text">
      <style:text-properties officeooo:rsid="0053d46e"/>
    </style:style>
    <style:style style:name="T130" style:family="text">
      <style:text-properties officeooo:rsid="0053e859"/>
    </style:style>
    <style:style style:name="T131" style:family="text">
      <style:text-properties officeooo:rsid="005787e2"/>
    </style:style>
    <style:style style:name="T132" style:family="text">
      <style:text-properties officeooo:rsid="00585659"/>
    </style:style>
    <style:style style:name="T133" style:family="text">
      <style:text-properties fo:font-style="normal" style:font-style-asian="normal" style:font-style-complex="normal"/>
    </style:style>
    <style:style style:name="T134" style:family="text">
      <style:text-properties fo:font-style="normal" officeooo:rsid="0059c713" style:font-style-asian="normal" style:font-style-complex="normal"/>
    </style:style>
    <style:style style:name="T135" style:family="text">
      <style:text-properties fo:font-style="normal" officeooo:rsid="005b7dc2" style:font-style-asian="normal" style:font-style-complex="normal"/>
    </style:style>
    <style:style style:name="T136" style:family="text">
      <style:text-properties fo:font-style="normal" officeooo:rsid="005c270b" style:font-style-asian="normal" style:font-style-complex="normal"/>
    </style:style>
    <style:style style:name="T137" style:family="text">
      <style:text-properties fo:font-style="normal" officeooo:rsid="005ecc81" style:font-style-asian="normal" style:font-style-complex="normal"/>
    </style:style>
    <style:style style:name="T138" style:family="text">
      <style:text-properties officeooo:rsid="005ab262"/>
    </style:style>
    <style:style style:name="T139" style:family="text">
      <style:text-properties officeooo:rsid="005ecc81"/>
    </style:style>
    <style:style style:name="T140" style:family="text">
      <style:text-properties officeooo:rsid="005f4cd8"/>
    </style:style>
    <style:style style:name="T141" style:family="text">
      <style:text-properties officeooo:rsid="005fb8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ddddd" draw:textarea-horizontal-align="justify" draw:textarea-vertical-align="middle" draw:auto-grow-height="false" fo:min-height="1.8598in" fo:min-width="6.67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dddddd" draw:textarea-horizontal-align="justify" draw:textarea-vertical-align="middle" draw:auto-grow-height="false" fo:min-height="4.3516in" fo:min-width="6.795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2 :</text:p>
      <text:p text:style-name="P1">Rareté, Rationalité et Comportement des Acteurs</text:p>
      <text:p text:style-name="P3"/>
      <text:p text:style-name="P25">1. ) Rareté et Rationalité économique</text:p>
      <text:p text:style-name="P25"><text:span text:style-name="T1"><text:tab/></text:span>1.1. La Rareté</text:p>
      <text:p text:style-name="P25"/>
      <text:list xml:id="list4277019988" text:style-name="L1">
        <text:list-item>
          <text:p text:style-name="P48">L’analyse économique est microéconomique: on se focalise sur les choix individuels </text:p>
          <text:list>
            <text:list-item>
              <text:p text:style-name="P48">On essaye de montrer qu'une théorie abstraite du calcul rationnel d'un agent représentatif permet d'expliquer le fonctionnement complet d'une économie.</text:p>
            </text:list-item>
          </text:list>
        </text:list-item>
      </text:list>
      <text:p text:style-name="P2"/>
      <text:list xml:id="list112208984577054" text:continue-numbering="true" text:style-name="L1">
        <text:list-item>
          <text:p text:style-name="P48">Science de l’adéquation optimale des moyens disponibles aux fins poursuivies par les humains</text:p>
          <text:p text:style-name="P48"/>
        </text:list-item>
        <text:list-item>
          <text:p text:style-name="P65">Toute satisfaction exige l'utilisation de temps et de ressources qui seront définitivement perdus pour une autre utilisation.</text:p>
          <text:list>
            <text:list-item>
              <text:p text:style-name="P85"><text:span text:style-name="T46">C</text:span><text:span text:style-name="T45">oût d'opportunité -&gt;satisfaction qu'on aurait pu obtenir en choisissant le meilleur des autres choix possibles.</text:span></text:p>
            </text:list-item>
          </text:list>
        </text:list-item>
      </text:list>
      <text:p text:style-name="P25"/>
      <text:p text:style-name="P28"><text:span text:style-name="T20"><text:tab/></text:span><text:span text:style-name="T9">1.2. Une Rationalité économique substantielle</text:span></text:p>
      <text:p text:style-name="P25"/>
      <text:list xml:id="list974374028" text:style-name="L2">
        <text:list-item>
          <text:p text:style-name="P49">Un individu rationnel a un comportement maximisateur :</text:p>
        </text:list-item>
      </text:list>
      <text:p text:style-name="P4"/>
      <text:list xml:id="list112209649289239" text:continue-numbering="true" text:style-name="L2">
        <text:list-item>
          <text:p text:style-name="P49">Hypothèses du modèle de choix rationnel: </text:p>
          <text:list>
            <text:list-item>
              <text:p text:style-name="P86"><text:span text:style-name="T34">Accès à </text:span><text:span text:style-name="T35">toute </text:span><text:span text:style-name="T34">l’information </text:span><text:span text:style-name="T35">concernant le choix ;</text:span></text:p>
            </text:list-item>
            <text:list-item>
              <text:p text:style-name="P86"><text:span text:style-name="T34">Connaissance de tous les </text:span><text:span text:style-name="T35">autres </text:span><text:span text:style-name="T34">choix possibles</text:span><text:span text:style-name="T35"> ;</text:span></text:p>
            </text:list-item>
            <text:list-item>
              <text:p text:style-name="P86"><text:span text:style-name="T34">Connaissance complète de toutes les conséquences de ces choix </text:span><text:span text:style-name="T35">;</text:span></text:p>
              <text:list>
                <text:list-item>
                  <text:p text:style-name="P99"><text:span text:style-name="T35">(</text:span><text:span text:style-name="T33"> = Capacité de calcul )</text:span></text:p>
                </text:list-item>
              </text:list>
            </text:list-item>
            <text:list-item>
              <text:p text:style-name="P86"><text:span text:style-name="T34">Capacité à comparer ces conséquences à partir d’un indicateur unique</text:span><text:span text:style-name="T35"> ;</text:span></text:p>
              <text:list>
                <text:list-item>
                  <text:p text:style-name="P99"><text:span text:style-name="T35">(</text:span><text:span text:style-name="T33"> = Utilité espérée )</text:span></text:p>
                </text:list-item>
              </text:list>
            </text:list-item>
          </text:list>
        </text:list-item>
      </text:list>
      <text:p text:style-name="P5"/>
      <text:p text:style-name="P29"><text:span text:style-name="T36"><text:tab/></text:span><text:span text:style-name="T11">1.3</text:span><text:span text:style-name="T12"> )</text:span><text:span text:style-name="T11"> Stabilité et indépendance des préférences individuelles </text:span></text:p>
      <text:p text:style-name="P6"/>
      <text:list xml:id="list3206754540" text:style-name="L3">
        <text:list-item>
          <text:p text:style-name="P87"><text:span text:style-name="T37">Hypothèse que l</text:span><text:span text:style-name="T35">es goûts, les besoins, les préférences des individus</text:span><text:span text:style-name="T37"> sont</text:span><text:span text:style-name="T35"> des données invariables</text:span><text:span text:style-name="T37"> ;</text:span></text:p>
          <text:list>
            <text:list-item>
              <text:p text:style-name="P100"><text:span text:style-name="T33">Dans la réalité, ces points changent au cours du temps ou varient d'un individu à l'autre -&gt; On ne prend pas ça en compte</text:span><text:span text:style-name="T39"> ;</text:span></text:p>
            </text:list-item>
          </text:list>
          <text:p text:style-name="P50"/>
        </text:list-item>
        <text:list-item>
          <text:p text:style-name="P50">Une fonction stable et continue: les préférences du demandeur doivent être relativement stables  </text:p>
          <text:list>
            <text:list-item>
              <text:p text:style-name="P101"><text:span text:style-name="T38">O</text:span><text:span text:style-name="T35">n ne peut pas construire de fonction de demande qui va relier prix et quantité de façon stable <text:s/>si on a trop de données variables ;</text:span></text:p>
            </text:list-item>
          </text:list>
          <text:p text:style-name="P50"/>
        </text:list-item>
        <text:list-item>
          <text:p text:style-name="P87"><text:span text:style-name="T35">Indépendance des préférences</text:span><text:span text:style-name="T39"> .</text:span></text:p>
        </text:list-item>
      </text:list>
      <text:p text:style-name="P7"><text:soft-page-break/></text:p>
      <text:p text:style-name="P26">2. ) Les Intéractions Sociales et la Théorie des Jeux</text:p>
      <text:p text:style-name="P30"><text:span text:style-name="T44"><text:tab/></text:span><text:span text:style-name="T13">2.1</text:span><text:span text:style-name="T14">. </text:span><text:span text:style-name="T13"><text:s/>Les dilemmes sociaux</text:span></text:p>
      <text:p text:style-name="P8"/>
      <text:list xml:id="list931188079" text:style-name="L4">
        <text:list-item>
          <text:p text:style-name="P51">« Les preuves scientifiques sont maintenant accablantes : le changement climatique constitue une menace planétaire très grave et exige une réponse mondiale de toute urgence » </text:p>
          <text:list>
            <text:list-item>
              <text:p text:style-name="P51">(Nicholas Stern, 2007) </text:p>
            </text:list-item>
          </text:list>
          <text:p text:style-name="P51"/>
        </text:list-item>
        <text:list-item>
          <text:p text:style-name="P88"><text:span text:style-name="T39">Le problème du changement climatique: </text:span><text:span text:style-name="T50">un dilemme social</text:span></text:p>
        </text:list-item>
      </text:list>
      <text:p text:style-name="P8"/>
      <text:p text:style-name="P9"></text:p>
      <text:p text:style-name="P32"><text:span text:style-name="T55">Situation</text:span><text:span text:style-name="T56"> </text:span><text:span text:style-name="T55">:</text:span></text:p>
      <text:list xml:id="list562836559" text:style-name="L5">
        <text:list-item>
          <text:p text:style-name="P89"><text:span text:style-name="T39">les actions prises indépendamment par les individus afin de réaliser leurs propres objectifs privés</text:span><text:span text:style-name="T40">... </text:span></text:p>
          <text:p text:style-name="P53"/>
        </text:list-item>
        <text:list-item>
          <text:p text:style-name="P89"><text:span text:style-name="T40">...</text:span><text:span text:style-name="T39">génèrent un résultat qui est inférieur à d’autres résultats possibles qui auraient pu avoir lieu si les individus avaient agi ensemble, plutôt qu’individuellement.</text:span></text:p>
          <text:p text:style-name="P52"/>
        </text:list-item>
      </text:list>
      <text:p text:style-name="P10"/>
      <text:p text:style-name="P10">En 1968, le biologiste Garrett Hardin a publié dans la revue Science: « La tragédie des communs ». </text:p>
      <text:list xml:id="list2644052401" text:style-name="L6">
        <text:list-item>
          <text:p text:style-name="P102"><text:span text:style-name="T39">I</text:span><text:span text:style-name="T33">l y a des ressources qui ne sont détenues par personne (ressources communes) qui courrent le risque d'être facilement sur-exploitées si on en contrôle pas l'accès.</text:span></text:p>
        </text:list-item>
      </text:list>
      <text:list xml:id="list112210531830094" text:continue-list="list562836559" text:style-name="L5">
        <text:list-header>
          <text:p text:style-name="P52"/>
        </text:list-header>
      </text:list>
      <text:p text:style-name="P10">Le rôle des passagers clandestins </text:p>
      <text:p text:style-name="P10"/>
      <text:p text:style-name="P31"><text:span text:style-name="T39">Comment dépasser les dilemmes sociaux</text:span><text:span text:style-name="T41"> </text:span><text:span text:style-name="T39">?</text:span></text:p>
      <text:p text:style-name="P10"/>
      <text:p text:style-name="P10"/>
      <text:p text:style-name="P27"><text:span text:style-name="T7"><text:tab/></text:span><text:span text:style-name="T89">2.2</text:span><text:span text:style-name="T90">.</text:span><text:span text:style-name="T89"> Interactions sociales et théorie des jeux</text:span></text:p>
      <text:p text:style-name="P11"/>
      <text:list xml:id="list1484163272" text:style-name="L7">
        <text:list-item>
          <text:p text:style-name="P54">Interaction stratégique: des individus sont engagés dans une interaction sociale et savent comment leurs actions affectent les autres, et inversement </text:p>
          <text:p text:style-name="P54"/>
        </text:list-item>
        <text:list-item>
          <text:p text:style-name="P54">La théorie des jeux = un ensemble de modèles d’interactions stratégiques</text:p>
          <text:p text:style-name="P54"/>
        </text:list-item>
      </text:list>
      <text:p text:style-name="P12"/>
      <text:p text:style-name="P45">L’exemple de deux fermiers en Inde: Anil et Bala… </text:p>
      <text:p text:style-name="P13"></text:p>
      <text:list xml:id="list1807722368" text:style-name="L8">
        <text:list-item>
          <text:p text:style-name="P55">Doivent-ils cultiver du riz ou du manioc ? </text:p>
          <text:p text:style-name="P55"/>
        </text:list-item>
        <text:list-item>
          <text:p text:style-name="P56">Déterminer la division du travail ou la spécialisation </text:p>
          <text:list>
            <text:list-item>
              <text:p text:style-name="P62">On va rajouter dans la décision un effet à la spécialisation :</text:p>
              <text:list>
                <text:list-item>
                  <text:p text:style-name="P62">La terre d'Anil est plusadaptée à la culture du manioc,</text:p>
                </text:list-item>
                <text:list-item>
                  <text:p text:style-name="P62">Celle de Bala est plus adaptée à la culture du riz</text:p>
                  <text:p text:style-name="P62"/>
                </text:list-item>
              </text:list>
            </text:list-item>
          </text:list>
        </text:list-item>
        <text:list-item>
          <text:p text:style-name="P55">Hypothèse d’indépendance…</text:p>
        </text:list-item>
      </text:list>
      <text:p text:style-name="P12"/>
      <text:p text:style-name="P12"/>
      <text:p text:style-name="P14"><text:span text:style-name="T91"><text:tab/><text:tab/></text:span><text:span text:style-name="T94">2.2.1 Equilibre sur le marché et rationalité</text:span></text:p>
      <text:p text:style-name="P14"> </text:p>
      <text:p text:style-name="P33"><text:span text:style-name="T91">voir </text:span>Figure 1: Marché et Prix d’équilibre<text:span text:style-name="T91"> sur "Chapitre 2-seance-21-06-20.pdf"</text:span></text:p>
      <text:p text:style-name="P14"/>
      <text:list xml:id="list2129004445" text:style-name="L9">
        <text:list-item>
          <text:p text:style-name="P57">Le prix d'équilibre est celui qui égalise la demande et l'offre</text:p>
          <text:p text:style-name="P57"/>
        </text:list-item>
        <text:list-item>
          <text:p text:style-name="P58">Si le prix d'équilibre n'est pas atteint, il existe soit une<text:span text:style-name="T97"> </text:span>demande, soit une offre excédentaire</text:p>
          <text:p text:style-name="P58"/>
        </text:list-item>
        <text:list-item>
          <text:p text:style-name="P58">Comment l'offre et la demande se rencontrent-elles sur le<text:span text:style-name="T97"> </text:span>marché ?<text:span text:style-name="T99"> (Walras)</text:span></text:p>
          <text:p text:style-name="P58"/>
        </text:list-item>
        <text:list-item>
          <text:p text:style-name="P66">Tâtonnement Walrassien et Commissaire priseur</text:p>
        </text:list-item>
      </text:list>
      <text:p text:style-name="P14"/>
      <text:p text:style-name="P14"/>
      <text:p text:style-name="P14"/>
      <text:p text:style-name="P46"><text:span text:style-name="T98"><text:tab/><text:tab/></text:span><text:span text:style-name="T93">2.2.2 Le jeu de la main invisible (Core)</text:span></text:p>
      <text:list xml:id="list1032486054" text:style-name="L10">
        <text:list-item>
          <text:p text:style-name="P90"><text:span text:style-name="T33">Retour sur l’exemple de nos deux fermiers: Anil et</text:span><text:span text:style-name="T42"> </text:span><text:span text:style-name="T33">Bala</text:span><text:span text:style-name="T42"> :</text:span></text:p>
          <text:p text:style-name="P63"/>
        </text:list-item>
        <text:list-item>
          <text:p text:style-name="P90"><text:span text:style-name="T43">Une décision à prendre : q</text:span><text:span text:style-name="T33">ue doivent-ils cultiver (riz/manioc) ?</text:span></text:p>
        </text:list-item>
      </text:list>
      <text:list xml:id="list944218915" text:style-name="L11">
        <text:list-item>
          <text:list>
            <text:list-item>
              <text:p text:style-name="P59">Compte-tenu de leur comportement rationnel</text:p>
            </text:list-item>
            <text:list-item>
              <text:p text:style-name="P59"><text:s/>Compte-tenu de leur spécialisation</text:p>
              <text:p text:style-name="P59"/>
            </text:list-item>
          </text:list>
        </text:list-item>
      </text:list>
      <text:p text:style-name="P22"><draw:custom-shape text:anchor-type="paragraph" draw:z-index="0" draw:name="Shape1" draw:style-name="gr2" draw:text-style-name="P146" svg:width="6.7953in" svg:height="4.3516in" svg:x="-0.0752in" svg:y="0.0016in"><text:p/><draw:enhanced-geometry svg:viewBox="0 0 21600 21600" draw:type="rectangle" draw:enhanced-path="M 0 0 L 21600 0 21600 21600 0 21600 0 0 Z N"/></draw:custom-shape>Exemple de jeu</text:p>
      <text:p text:style-name="P34"><text:span text:style-name="T91">voir </text:span><text:span text:style-name="T96">Figure 2: Description du jeu</text:span><text:span text:style-name="T91"> sur "Chapitre 2-seance-21-06-20.pdf"</text:span></text:p>
      <text:p text:style-name="P35"><text:span text:style-name="T91">voir </text:span><text:span text:style-name="T96">Figure 3: Matrice des gains (a)</text:span><text:span text:style-name="T91"> sur "Chapitre 2-seance-21-06-20.pdf"</text:span></text:p>
      <text:p text:style-name="P35"><text:span text:style-name="T91">voir </text:span><text:span text:style-name="T96">Figure 4: Matrice des gains (b)</text:span><text:span text:style-name="T91"> sur "Chapitre 2-seance-21-06-20.pdf"</text:span></text:p>
      <text:p text:style-name="P35"/>
      <text:p text:style-name="P36">On assume :</text:p>
      <text:p text:style-name="P36">Qu'il n'y a pas d'autres acteurs sur le marché,</text:p>
      <text:p text:style-name="P36">Qu'il n'y a qu'une seule décision à prendre </text:p>
      <text:p text:style-name="P36">Qu'ils décident chacun de manière indépendante et simultanément</text:p>
      <text:p text:style-name="P36">Qu'il s'agit d'un "jeu à un coup" (on ne le fait qu'une fois)<text:span text:style-name="T101">:</text:span></text:p>
      <text:p text:style-name="P36"/>
      <text:list xml:id="list3409903255" text:style-name="L12">
        <text:list-item>
          <text:p text:style-name="P103">S'il produisent tous les deux du riz, il y aura trop de riz sur le marché et pas assez de manioc ;</text:p>
          <text:list>
            <text:list-item>
              <text:p text:style-name="P104">(Anil obtient 1)</text:p>
            </text:list-item>
            <text:list-item>
              <text:p text:style-name="P105">(Bala obtient 3<text:span text:style-name="T102">, il est plus productif grâce à sa spécialisation</text:span>)</text:p>
            </text:list-item>
          </text:list>
        </text:list-item>
        <text:list-item>
          <text:p text:style-name="P103">Si Bala produit du Manioc et Anil produit du riz, il en produiront assez peu tous les deux compte tenu de leur spécialisations</text:p>
          <text:list>
            <text:list-item>
              <text:p text:style-name="P104">(Tous les deux obtiennent 2)</text:p>
            </text:list-item>
          </text:list>
        </text:list-item>
        <text:list-item>
          <text:p text:style-name="P103">A l'inverse, si Bala produit du riz et Anil du manioc, il en produiront un très bonne quantité tous les deux (choix le plus rentable)</text:p>
          <text:list>
            <text:list-item>
              <text:p text:style-name="P91"><text:span text:style-name="T104">(Tous les deux obtiennent 4</text:span><text:span text:style-name="T105">, il</text:span><text:span text:style-name="T106">s</text:span><text:span text:style-name="T105"> </text:span><text:span text:style-name="T106">sont tous les deux</text:span><text:span text:style-name="T105"> plus productif grâce à </text:span><text:span text:style-name="T106">leur</text:span><text:span text:style-name="T105"> spécialisation</text:span><text:span text:style-name="T104">)</text:span></text:p>
            </text:list-item>
          </text:list>
        </text:list-item>
        <text:list-item>
          <text:p text:style-name="P103">S'il produisent tous les deux du manioc, il y aura trop de manioc sur le marché<text:span text:style-name="T101"> et pas assez de riz.</text:span></text:p>
          <text:list>
            <text:list-item>
              <text:p text:style-name="P104">(Anil obtient 3<text:span text:style-name="T102">, il est plus productif grâce à sa spécialisation</text:span>)</text:p>
            </text:list-item>
            <text:list-item>
              <text:p text:style-name="P104">(Bala obtient 1)</text:p>
            </text:list-item>
          </text:list>
        </text:list-item>
      </text:list>
      <text:p text:style-name="P36"/>
      <text:p text:style-name="P35"/>
      <text:list xml:id="list2083378778" text:style-name="L13">
        <text:list-item>
          <text:p text:style-name="P67">L’équilibre dans le jeu de la main invisible</text:p>
          <text:p text:style-name="P70"/>
          <text:list>
            <text:list-item>
              <text:p text:style-name="P70">La meilleure réponse: la stratégie qui donne au<text:span text:style-name="T100"> </text:span>joueur le gain le plus élevé étant donné les stratégies<text:span text:style-name="T100"> </text:span>choisies par les autres joueurs</text:p>
              <text:p text:style-name="P70"/>
            </text:list-item>
            <text:list-item>
              <text:p text:style-name="P70">Les deux joueurs ont une stratégie dominante,<text:span text:style-name="T100"> </text:span>chacun jouera sa stratégie dominante<text:span text:style-name="T125">, on appelle cette situation </text:span><text:span text:style-name="T113">'un équilibre en stratégies dominantes'</text:span></text:p>
              <text:p text:style-name="P70"/>
            </text:list-item>
          </text:list>
        </text:list-item>
        <text:list-item>
          <text:p text:style-name="P67">Equilibre en stratégie dominante</text:p>
          <text:p text:style-name="P70"/>
          <text:list>
            <text:list-item>
              <text:p text:style-name="P70">le meilleur des quatre résultats possibles pour<text:span text:style-name="T112"> </text:span>chaque joueur</text:p>
              <text:p text:style-name="P70"/>
            </text:list-item>
            <text:list-item>
              <text:p text:style-name="P70">la stratégie générant les gains totaux les plus élevés<text:span text:style-name="T112"> </text:span>pour les deux fermiers</text:p>
            </text:list-item>
          </text:list>
        </text:list-item>
      </text:list>
      <text:p text:style-name="P47"><text:span text:style-name="T8"><text:tab/><text:tab/></text:span>2.2.3 Le dilemme du prisonnier (jeu du<text:span text:style-name="T124"> </text:span>contrôle des parasites)</text:p>
      <text:p text:style-name="P20"/>
      <text:list xml:id="list1414236178" text:style-name="L14">
        <text:list-item>
          <text:p text:style-name="P68">Deux stratégies</text:p>
          <text:p text:style-name="P68"/>
          <text:list>
            <text:list-item>
              <text:p text:style-name="P71">Stratégie 1: utiliser un produit chimique peu<text:span text:style-name="T124"> </text:span>coûteux appelé Terminator</text:p>
              <text:list>
                <text:list-item>
                  <text:p text:style-name="P71">tue tous les insectes sur des kilomètres</text:p>
                </text:list-item>
                <text:list-item>
                  <text:p text:style-name="P72">s’écoule également dans la source d’eau qu’Anil et Bala<text:span text:style-name="T124"> </text:span>utilisent</text:p>
                  <text:p text:style-name="P72"/>
                </text:list-item>
              </text:list>
            </text:list-item>
            <text:list-item>
              <text:p text:style-name="P72">Stratégie 2: utiliser le contrôle intégré des parasites<text:span text:style-name="T124"> </text:span>(CIP) à la place d’un produit chimique</text:p>
              <text:list>
                <text:list-item>
                  <text:p text:style-name="P72">Un fermier qui utilise CIP introduit des insectes utiles pour la<text:span text:style-name="T124"> </text:span>ferme</text:p>
                </text:list-item>
                <text:list-item>
                  <text:p text:style-name="P72">Les insectes utiles mangent les insectes parasites</text:p>
                  <text:p text:style-name="P72"/>
                </text:list-item>
              </text:list>
            </text:list-item>
          </text:list>
        </text:list-item>
      </text:list>
      <text:p text:style-name="P15"><draw:custom-shape text:anchor-type="paragraph" draw:z-index="1" draw:name="Shape2" draw:style-name="gr1" draw:text-style-name="P146" svg:width="6.678in" svg:height="1.8598in" svg:x="0.1299in" svg:y="0.0543in"><text:p/><draw:enhanced-geometry svg:viewBox="0 0 21600 21600" draw:type="rectangle" draw:enhanced-path="M 0 0 L 21600 0 21600 21600 0 21600 0 0 Z N"/></draw:custom-shape></text:p>
      <text:p text:style-name="P40"><text:span text:style-name="T107">voir </text:span><text:span text:style-name="T109">Figure </text:span><text:span text:style-name="T110">5 &amp; 6</text:span><text:span text:style-name="T107"> sur "Chapitre 2-seance-21-06-20.pdf"</text:span></text:p>
      <text:p text:style-name="P41"><text:span text:style-name="T107">e</text:span><text:span text:style-name="T103">xemple sur le même principe que le précédent</text:span></text:p>
      <text:p text:style-name="P37"/>
      <text:list xml:id="list190246544" text:style-name="L15">
        <text:list-item>
          <text:p text:style-name="P107"><text:span text:style-name="T103">Terminator: stratégie dominante pour les deux</text:span><text:span text:style-name="T108"> </text:span><text:span text:style-name="T103">joueurs</text:span></text:p>
          <text:p text:style-name="P106"/>
        </text:list-item>
        <text:list-item>
          <text:p text:style-name="P107"><text:span text:style-name="T103">L’utilisation de l’insecticide par les deux joueurs est</text:span><text:span text:style-name="T108"> </text:span><text:span text:style-name="T103">l’équilibre en stratégies dominantes du jeu</text:span></text:p>
          <text:p text:style-name="P106"/>
        </text:list-item>
        <text:list-item>
          <text:p text:style-name="P106">Anil et Bala reçoivent tous deux des gains de 2</text:p>
          <text:list>
            <text:list-item>
              <text:p text:style-name="P107"><text:span text:style-name="T103">Chacun serait dans une meilleure situation s’ils avaient</text:span><text:span text:style-name="T108"> </text:span><text:span text:style-name="T103">tous les deux utilisé CIP à la place</text:span></text:p>
            </text:list-item>
          </text:list>
        </text:list-item>
      </text:list>
      <text:p text:style-name="P38"/>
      <text:p text:style-name="P21"/>
      <text:list xml:id="list2296810317" text:style-name="L16">
        <text:list-item>
          <text:p text:style-name="P108"><text:span text:style-name="T114">Le jeu du contrôle des parasites = exemple</text:span><text:span text:style-name="T115"> </text:span><text:span text:style-name="T114">particulier d’un jeu appelé </text:span><text:span text:style-name="T118">dilemme du</text:span><text:span text:style-name="T119"> </text:span><text:span text:style-name="T118">prisonnier</text:span></text:p>
          <text:list>
            <text:list-item>
              <text:p text:style-name="P109"><text:span text:style-name="T116">Dans ce type de dilemme, tous les joueurs ont une stratégie dominante</text:span><text:span text:style-name="T117"> (ici, utiliser 'Terminator')</text:span><text:span text:style-name="T116">, qui, lorsque choisie par les deux, génère un résultat pire pour les deux que s'ils avaient adopté une stratégie différente</text:span><text:span text:style-name="T117"> (ici, utiliser 'CIP')</text:span><text:span text:style-name="T116">.</text:span></text:p>
            </text:list-item>
          </text:list>
          <text:p text:style-name="P110"/>
        </text:list-item>
        <text:list-item>
          <text:p text:style-name="P108"><text:span text:style-name="T114">Contraste entre le jeu de la main invisible et le</text:span><text:span text:style-name="T115"> </text:span><text:span text:style-name="T114">dilemme du prisonnier:</text:span></text:p>
          <text:list>
            <text:list-item>
              <text:p text:style-name="P108"><text:span text:style-name="T114">l’intérêt personnel peut mener à des résultats</text:span><text:span text:style-name="T115"> </text:span><text:span text:style-name="T114">favorables, mais aussi à des résultats défavorables</text:span></text:p>
            </text:list-item>
          </text:list>
        </text:list-item>
      </text:list>
      <text:p text:style-name="P38"/>
      <text:p text:style-name="P38"/>
      <text:p text:style-name="P42"><text:span text:style-name="T18">3.)</text:span><text:span text:style-name="T14"> </text:span><text:span text:style-name="T19">L'économie critique et l'homo-oeconominus</text:span></text:p>
      <text:p text:style-name="P43"><text:span text:style-name="T21"><text:tab/></text:span><text:span text:style-name="T10">3.1</text:span><text:span text:style-name="T17">.</text:span><text:span text:style-name="T10"> Les limites de la rationalité substantielle</text:span><text:span text:style-name="T18"> </text:span><text:span text:style-name="T111">(parfaite)</text:span></text:p>
      <text:p text:style-name="P39"/>
      <text:list xml:id="list788233640" text:style-name="L17">
        <text:list-item>
          <text:p text:style-name="P111"><text:span text:style-name="T95">Rappel</text:span><text:span text:style-name="T2">: </text:span><text:span text:style-name="T3">quand on est en rationalité parfaite, </text:span><text:span text:style-name="T2">un décideur quelconque dispose de toutes le</text:span><text:span text:style-name="T4">s </text:span><text:span text:style-name="T2">informations dont il a besoin et possède une capacité</text:span><text:span text:style-name="T4"> </text:span><text:span text:style-name="T2">illimitée à les traiter</text:span><text:span text:style-name="T5">.</text:span></text:p>
          <text:p text:style-name="P113"/>
        </text:list-item>
      </text:list>
      <text:p text:style-name="P44"/>
      <text:list xml:id="list2231766341" text:style-name="L18">
        <text:list-item>
          <text:p text:style-name="P112"><text:span text:style-name="T2">Le choix rationnel : opter pour l’alternative dont les</text:span><text:span text:style-name="T6"> </text:span><text:span text:style-name="T2">conséquences sont les mieux classées dans la fonction</text:span><text:span text:style-name="T6"> </text:span><text:span text:style-name="T2">d’utilité du décideur</text:span></text:p>
          <text:p text:style-name="P114"/>
        </text:list-item>
        <text:list-item>
          <text:p text:style-name="P112"><text:span text:style-name="T2">Mais la rationalité humaine est limitée par deux grandes</text:span><text:span text:style-name="T6"> </text:span><text:span text:style-name="T2">contraintes:</text:span></text:p>
          <text:list>
            <text:list-item>
              <text:p text:style-name="P114">Contrainte 1: l’information incomplète</text:p>
            </text:list-item>
            <text:list-item>
              <text:p text:style-name="P114">Contrainte 2: Difficile d’optimiser ses solutions</text:p>
              <text:p text:style-name="P142"><text:span text:style-name="T15">3.</text:span><text:span text:style-name="T16">2</text:span><text:span text:style-name="T17">.</text:span><text:span text:style-name="T15"> </text:span><text:span text:style-name="T16">Incertitude et prise de décision: l'apport de Knight</text:span></text:p>
              <text:list>
                <text:list-header>
                  <text:p text:style-name="P115"><text:span text:style-name="T59">3.2.1.</text:span><text:span text:style-name="T51"> </text:span><text:span text:style-name="T59">Risque et incertitude</text:span></text:p>
                </text:list-header>
              </text:list>
            </text:list-item>
          </text:list>
        </text:list-item>
      </text:list>
      <text:p text:style-name="P23"/>
      <text:p text:style-name="P17"/>
      <text:list xml:id="list112209639199861" text:continue-numbering="true" text:style-name="L18">
        <text:list-item>
          <text:p text:style-name="P73"><text:span text:style-name="T126">I</text:span>ncertitude probabilisable (risque) et incertitude non probabilisable (Knight, 1921)</text:p>
          <text:p text:style-name="P73"/>
          <text:list>
            <text:list-item>
              <text:p text:style-name="P73"><text:span text:style-name="T92">Situation de risque :</text:span> la distribution du résultat parmi un ensemble de cas est connue</text:p>
            </text:list-item>
          </text:list>
          <text:p text:style-name="P73"/>
          <text:list text:continue-numbering="true">
            <text:list-item>
              <text:p text:style-name="P75"><text:span text:style-name="T92">Situation d'incertitude :</text:span> impossibilté de regrouper des cas, on a aucune observation sur le passé car on est dans une situation inédite, originale.</text:p>
              <text:p text:style-name="P75"/>
            </text:list-item>
          </text:list>
        </text:list-item>
      </text:list>
      <text:p text:style-name="P16"/>
      <text:list xml:id="list112209593608199" text:continue-numbering="true" text:style-name="L18">
        <text:list-item>
          <text:list>
            <text:list-item>
              <text:list>
                <text:list-header>
                  <text:p text:style-name="P116"><text:span text:style-name="T59">3.2.</text:span><text:span text:style-name="T60">2</text:span><text:span text:style-name="T59">.</text:span><text:span text:style-name="T51"> </text:span><text:span text:style-name="T60">Comment décider en situation d'incertitude radicale ?</text:span></text:p>
                </text:list-header>
              </text:list>
            </text:list-item>
          </text:list>
        </text:list-item>
      </text:list>
      <text:p text:style-name="P24"/>
      <text:p text:style-name="P18"/>
      <text:list xml:id="list112209980452661" text:continue-numbering="true" text:style-name="L18">
        <text:list-item>
          <text:p text:style-name="P76">Une situation inertaine est considérée comme unique, originale, mais ...</text:p>
          <text:p text:style-name="P74"/>
          <text:list>
            <text:list-item>
              <text:p text:style-name="P116"><text:span text:style-name="T62">Deux exercices séparés :</text:span><text:span text:style-name="T63"> </text:span></text:p>
              <text:list>
                <text:list-item>
                  <text:p text:style-name="P79"><text:span text:style-name="T127">D</text:span>étermin<text:span text:style-name="T128">ation</text:span> d'une estimation ou d'un jugement personnel<text:span text:style-name="T129"> en s'appuyant sur deux éléments :</text:span></text:p>
                  <text:list>
                    <text:list-item>
                      <text:p text:style-name="P80">l'expérience<text:span text:style-name="T130"> -&gt; On va tirer des éléments de connaissance de problème similaires ou proches rencontrés avant.</text:span></text:p>
                    </text:list-item>
                    <text:list-item>
                      <text:p text:style-name="P80">l'intuition fondée<text:span text:style-name="T130"> -&gt; En fonction des compétences et des connaissances, on peut être plus ou moins bien placé pour résoudre un problème nouveau</text:span></text:p>
                    </text:list-item>
                  </text:list>
                  <text:p text:style-name="P76"/>
                </text:list-item>
                <text:list-item>
                  <text:p text:style-name="P76">Mesure de la validité du jugement</text:p>
                </text:list-item>
              </text:list>
            </text:list-item>
          </text:list>
        </text:list-item>
      </text:list>
      <text:p text:style-name="P19"/>
      <text:p text:style-name="P19"/>
      <text:list xml:id="list3745996337" text:style-name="L19">
        <text:list-item>
          <text:list>
            <text:list-item>
              <text:p text:style-name="P69">Deux étapes:</text:p>
              <text:list>
                <text:list-item>
                  <text:p text:style-name="P78">1) Réalisation de l’estimatio<text:span text:style-name="T132">n</text:span></text:p>
                  <text:p text:style-name="P78"/>
                </text:list-item>
                <text:list-item>
                  <text:p text:style-name="P78">2) Détermination du risque d’erreur de son évaluation</text:p>
                </text:list-item>
              </text:list>
            </text:list-item>
          </text:list>
          <text:p text:style-name="P78"/>
        </text:list-item>
      </text:list>
      <text:p text:style-name="P19"/>
      <text:p text:style-name="P19"><text:span text:style-name="T131"><text:tab/></text:span>Le rôle de la confiance<text:span text:style-name="T138"> (degré de confiance qu'on attribue à sa propre décision)</text:span></text:p>
      <text:p text:style-name="P144"><text:span text:style-name="T22">4</text:span><text:span text:style-name="T23">.)</text:span><text:span text:style-name="T24"> </text:span><text:span text:style-name="T22">Vers d'autres propositions</text:span></text:p>
      <text:p text:style-name="P117"><text:span text:style-name="T28"><text:tab/></text:span><text:span text:style-name="T29">4</text:span><text:span text:style-name="T25">.1</text:span><text:span text:style-name="T26">.</text:span><text:span text:style-name="T25"> L</text:span><text:span text:style-name="T22">a rationnalité procédurale (H. Simon, 1916-2001)</text:span></text:p>
      <text:p text:style-name="P92"><text:span text:style-name="T22"/></text:p>
      <text:list xml:id="list1649521279" text:style-name="L22">
        <text:list-item>
          <text:p text:style-name="P94"><text:span text:style-name="T64">Critique de l'hypothèse de rationnalité parfaite </text:span></text:p>
        </text:list-item>
      </text:list>
      <text:list xml:id="list508811350" text:style-name="L21">
        <text:list-header>
          <text:p text:style-name="P93"><text:span text:style-name="T64"/></text:p>
          <text:list>
            <text:list-item>
              <text:p text:style-name="P93"><text:span text:style-name="T64">Les individus ne peuvent pas connaitre tous les choix possibles, évaluer leurs conséquences et les classer (Le décideur n'optimise ni me maximise).</text:span></text:p>
            </text:list-item>
          </text:list>
        </text:list-header>
      </text:list>
      <text:p text:style-name="P64"><text:span text:style-name="T133"/></text:p>
      <text:p text:style-name="P64"><text:span text:style-name="T133"/></text:p>
      <text:list xml:id="list1768626720" text:style-name="L20">
        <text:list-item>
          <text:p text:style-name="P60"><text:span text:style-name="T134">La rationalité limitée ou procédurale</text:span><text:span text:style-name="T135"> </text:span><text:span text:style-name="T120">(limitée fait références aux limites du cerveau humain, et ces limites nous poussent à créer des procédures)</text:span></text:p>
          <text:p text:style-name="P60"><text:span text:style-name="T120"/></text:p>
          <text:list>
            <text:list-item>
              <text:p text:style-name="P60"><text:span text:style-name="T134">La base d’information accessible</text:span><text:span text:style-name="T136"> </text:span><text:span text:style-name="T121">(les individus n'ont pas accès à toute l'information, ils vont donc </text:span><text:span text:style-name="T122">se cantonner à la base d'information auxquels ils ont accès et l'étudier méticuleusement)</text:span></text:p>
              <text:p text:style-name="P60"><text:span text:style-name="T122"/></text:p>
            </text:list-item>
            <text:list-item>
              <text:p text:style-name="P60"><text:span text:style-name="T134">La représentation de la situation</text:span><text:span text:style-name="T136"> </text:span><text:span text:style-name="T121">(comment le décideur se représente la situation dans laquelle il doit décider</text:span><text:span text:style-name="T122"> -&gt; fait référence au degré de compréhension de la situation</text:span><text:span text:style-name="T121">)</text:span></text:p>
              <text:p text:style-name="P60"><text:span text:style-name="T121"/></text:p>
            </text:list-item>
            <text:list-item>
              <text:p text:style-name="P60"><text:span text:style-name="T134">Le seuil de satisfaction</text:span><text:span text:style-name="T137"> </text:span><text:span text:style-name="T123">(On ne cherche pas la meilleure solution possible mais plutôt une solution acceptable / satisfaisante)</text:span></text:p>
            </text:list-item>
          </text:list>
        </text:list-item>
      </text:list>
      <text:p text:style-name="P61"><text:span text:style-name="T123"/></text:p>
      <text:p text:style-name="P61"><text:span text:style-name="T123"/></text:p>
      <text:list xml:id="list1437445061" text:style-name="L23">
        <text:list-item>
          <text:p text:style-name="P81"><text:span text:style-name="T141">Ce qui importe le plus sont l</text:span><text:span text:style-name="T139">es moyens ou procédures mises en œuvre</text:span><text:span text:style-name="T140"> puisqu'on a des individus aux capacités limités</text:span><text:span text:style-name="T141">.</text:span><text:span text:style-name="T140"> </text:span><text:span text:style-name="T141">L</text:span><text:span text:style-name="T140">es moyens et les procédures sont importants.</text:span></text:p>
          <text:p text:style-name="P81"/>
          <text:list>
            <text:list-item>
              <text:p text:style-name="P84">Raisonnement séquentiel : le décideur examine les options qui s'offrent à lui compte-tenu de sa base d'informations<text:span text:style-name="T141"> et il va choisir la meilleure des solutions par rapport à toutes celles qui ont été examinées.</text:span></text:p>
            </text:list-item>
          </text:list>
          <text:p text:style-name="P81"/>
        </text:list-item>
        <text:list-item>
          <text:p text:style-name="P81"><text:span text:style-name="T139">Focalisation sur la fin et la détermination des</text:span><text:span text:style-name="T140"> </text:span><text:span text:style-name="T139">moyens à mettre en œuvre (procédures)</text:span></text:p>
          <text:p text:style-name="P81"/>
        </text:list-item>
        <text:list-item>
          <text:p text:style-name="P82"><text:span text:style-name="T139">La solution retenue est « seulement » la meilleure</text:span><text:span text:style-name="T140"> </text:span><text:span text:style-name="T139">de toutes celles qui ont été examinées</text:span></text:p>
          <text:p text:style-name="P82"><text:span text:style-name="T32"/></text:p>
        </text:list-item>
      </text:list>
      <text:p text:style-name="P83"><text:span text:style-name="T32"/></text:p>
      <text:p text:style-name="P96"><text:span text:style-name="T30"><text:tab/></text:span></text:p>
      <text:p text:style-name="P145"><text:span text:style-name="T31"><text:tab/></text:span><text:span text:style-name="T29">4</text:span><text:span text:style-name="T25">.</text:span><text:span text:style-name="T27">2</text:span><text:span text:style-name="T26">.</text:span><text:span text:style-name="T25"> </text:span><text:span text:style-name="T27">Comportements mimétiques et rationalité</text:span></text:p>
      <text:p text:style-name="P95"><text:span text:style-name="T70"><text:tab/><text:tab/>4</text:span><text:span text:style-name="T59">.2.1.</text:span><text:span text:style-name="T51"> </text:span><text:span text:style-name="T61">L'apport de Keynes</text:span></text:p>
      <text:p text:style-name="P95"><text:span text:style-name="T61"/></text:p>
      <text:list xml:id="list2658923052" text:style-name="L24">
        <text:list-item>
          <text:p text:style-name="P131"><text:span text:style-name="T72">Rôle de l’incertitude</text:span></text:p>
          <text:list>
            <text:list-item>
              <text:p text:style-name="P133"><text:span text:style-name="T72">O</text:span><text:span text:style-name="T71">n part d'une situation d'incertitude </text:span><text:span text:style-name="T74">assez élevée</text:span></text:p>
            </text:list-item>
            <text:list-item>
              <text:p text:style-name="P97"><text:span text:style-name="T65">Cette incertitude expliquerait</text:span><text:span text:style-name="T66"> </text:span><text:span text:style-name="T48">le caractère endogène de la formation des prix des</text:span><text:span text:style-name="T49"> </text:span><text:span text:style-name="T48">actifs</text:span></text:p>
              <text:p text:style-name="P97"><text:span text:style-name="T48"/></text:p>
              <text:list>
                <text:list-item>
                  <text:p text:style-name="P140"><text:span text:style-name="T47">"</text:span><text:span text:style-name="T48">U</text:span><text:span text:style-name="T47">ne rationalité fondée sur le seul calcul individuel est inopérante lorsque les décideurs sont confrontés à un avenir radicalement incertaint"</text:span></text:p>
                </text:list-item>
              </text:list>
            </text:list-item>
          </text:list>
        </text:list-item>
      </text:list>
      <text:p text:style-name="P130"><text:span text:style-name="T72"/></text:p>
      <text:p text:style-name="P130"><text:span text:style-name="T72"/></text:p>
      <text:list xml:id="list112209911303790" text:continue-numbering="true" text:style-name="L24">
        <text:list-item>
          <text:p text:style-name="P131"><text:span text:style-name="T72">Marchés boursiers</text:span><text:span text:style-name="T75"> </text:span><text:span text:style-name="T53">(bourses de valeur)</text:span></text:p>
          <text:list>
            <text:list-item>
              <text:p text:style-name="P134"><text:span text:style-name="T53">U</text:span><text:span text:style-name="T52">ne action est un titre de propriété de l'entreprise</text:span></text:p>
            </text:list-item>
            <text:list-item>
              <text:p text:style-name="P132"><text:span text:style-name="T72">« Les évaluations des rendements futurs sont fondées en</text:span><text:span text:style-name="T73"> </text:span><text:span text:style-name="T72">partie sur des faits actuels, connus avec plus ou moins</text:span><text:span text:style-name="T73"> </text:span><text:span text:style-name="T72">de certitude, et en partie sur des évènements futurs, qui</text:span><text:span text:style-name="T73"> </text:span><text:span text:style-name="T72">ne peuvent être prévus qu’avec plus ou moins de</text:span><text:span text:style-name="T73"> </text:span><text:span text:style-name="T72">confiance ». </text:span></text:p>
            </text:list-item>
          </text:list>
        </text:list-item>
      </text:list>
      <text:p text:style-name="P135"><text:span text:style-name="T79">- </text:span><text:span text:style-name="T80">Keynes</text:span></text:p>
      <text:list xml:id="list112210215318088" text:continue-numbering="true" text:style-name="L24">
        <text:list-item>
          <text:p text:style-name="P131"><text:span text:style-name="T72">La prévision à long terme</text:span></text:p>
          <text:list>
            <text:list-item>
              <text:p text:style-name="P131"><text:span text:style-name="T76">Dépend fortement de l'é</text:span><text:span text:style-name="T72">tat de la confiance</text:span><text:span text:style-name="T77"> </text:span><text:span text:style-name="T54">(contexte où l'incertitude est assez importante)</text:span></text:p>
            </text:list-item>
          </text:list>
        </text:list-item>
      </text:list>
      <text:p text:style-name="P130"><text:span text:style-name="T54"/></text:p>
      <text:p text:style-name="P130"><text:span text:style-name="T54"/></text:p>
      <text:list xml:id="list112209866775328" text:continue-numbering="true" text:style-name="L24">
        <text:list-item>
          <text:p text:style-name="P118"><text:span text:style-name="T81">Processus</text:span></text:p>
          <text:list>
            <text:list-item>
              <text:p text:style-name="P118"><text:span text:style-name="T81">Ré-évaluation tous les jours par les bourses de</text:span><text:span text:style-name="T82"> </text:span><text:span text:style-name="T81">valeur des investissements</text:span></text:p>
              <text:list>
                <text:list-item>
                  <text:p text:style-name="P121"><text:span text:style-name="T81">S</text:span><text:span text:style-name="T78">uite à des achâts et des ventes, la valeur d'une entreprise fluctue, et par conséquent, la valeur d'une de ces actions ausi</text:span></text:p>
                </text:list-item>
              </text:list>
              <text:p text:style-name="P118"><text:span text:style-name="T81"/></text:p>
            </text:list-item>
            <text:list-item>
              <text:p text:style-name="P118"><text:span text:style-name="T81">Exemple des entreprises cotée</text:span><text:span text:style-name="T83">s</text:span></text:p>
            </text:list-item>
          </text:list>
        </text:list-item>
      </text:list>
      <text:p text:style-name="P120"><text:span text:style-name="T83"/></text:p>
      <text:p text:style-name="P120"><text:span text:style-name="T83"/></text:p>
      <text:list xml:id="list112210730241140" text:continue-numbering="true" text:style-name="L24">
        <text:list-item>
          <text:p text:style-name="P118"><text:span text:style-name="T83">Caractéristiques institutionnelles : marchés financiers organisés</text:span></text:p>
          <text:list>
            <text:list-item>
              <text:p text:style-name="P137"><text:span text:style-name="T83">P</text:span><text:span text:style-name="T78">lus il y a de ces ma</text:span><text:span text:style-name="T84">r</text:span><text:span text:style-name="T78">chés, plus il y a d'entreprises cotées qui vont rentrer sur ces marchés et plus on observe de fluctuations des coûts</text:span><text:span text:style-name="T85">.</text:span></text:p>
            </text:list-item>
          </text:list>
        </text:list-item>
      </text:list>
      <text:p text:style-name="P120"><text:span text:style-name="T83"/></text:p>
      <text:list xml:id="list112210587366696" text:continue-numbering="true" text:style-name="L24">
        <text:list-item>
          <text:p text:style-name="P119"><text:span text:style-name="T85">Mise en lumière d'un concept important :</text:span></text:p>
          <text:list>
            <text:list-item>
              <text:p text:style-name="P136"><text:span text:style-name="T57">Liquidité</text:span><text:span text:style-name="T58"> </text:span><text:span text:style-name="T57">:</text:span><text:span text:style-name="T83"> possibilité d’acheter et de vendre</text:span><text:span text:style-name="T85"> et d'acheter</text:span><text:span text:style-name="T83"> un titre financier rapidement en supportant des coûts de transaction modérés et à un prix raisonnable</text:span></text:p>
              <text:p text:style-name="P136"><text:span text:style-name="T83"/></text:p>
            </text:list-item>
          </text:list>
        </text:list-item>
        <text:list-item>
          <text:p text:style-name="P122"><text:span text:style-name="T83">L</text:span><text:span text:style-name="T78">es marchés financiers organisés cherchent sans-cesse à avoir plus de liquidité</text:span></text:p>
        </text:list-item>
        <text:list-item>
          <text:p text:style-name="P143"><text:span text:style-name="T78">Marchés boursiers</text:span><text:span text:style-name="T86"> (deux types de comportements) :</text:span></text:p>
          <text:p text:style-name="P122"><text:span text:style-name="T86"/></text:p>
          <text:list>
            <text:list-item>
              <text:p text:style-name="P122"><text:span text:style-name="T78">Comportements d’entreprise et de spéculation</text:span><text:span text:style-name="T86"> : </text:span></text:p>
              <text:list>
                <text:list-item>
                  <text:p text:style-name="P123"><text:span text:style-name="T78">Des investisseurs qui cherchent à prévoir le rendement escompté des actifs pendant leur durée de vie</text:span></text:p>
                </text:list-item>
                <text:list-item>
                  <text:p text:style-name="P124"><text:span text:style-name="T78">L'investisseur va chercher à prévoir la psychologie du marché afin de faire une plus-value</text:span></text:p>
                  <text:p text:style-name="P123"><text:span text:style-name="T78"/></text:p>
                </text:list-item>
              </text:list>
            </text:list-item>
            <text:list-item>
              <text:p text:style-name="P122"><text:span text:style-name="T78">Recherche de la liquidité des bourses de valeur</text:span><text:span text:style-name="T86"> </text:span></text:p>
              <text:list>
                <text:list-item>
                  <text:p text:style-name="P125"><text:span text:style-name="T86">P</text:span><text:span text:style-name="T78">lus le marché est liquide, plus on va faciliter les comportements spéculatifs</text:span></text:p>
                </text:list-item>
              </text:list>
            </text:list-item>
          </text:list>
        </text:list-item>
      </text:list>
      <text:p text:style-name="P126"><text:span text:style-name="T78"/></text:p>
      <text:p text:style-name="P126"><text:span text:style-name="T78"/></text:p>
      <text:p text:style-name="P141">LA CONVENTION</text:p>
      <text:p text:style-name="P126"><text:span text:style-name="T78"/></text:p>
      <text:list xml:id="list593508020" text:style-name="L25">
        <text:list-item>
          <text:p text:style-name="P128"><text:span text:style-name="T78">« Dans la pratique, nous sommes tacitement convenus,</text:span><text:span text:style-name="T87"> </text:span><text:span text:style-name="T78">en règle générale, d’avoir recours à une méthode qui</text:span><text:span text:style-name="T87"> </text:span><text:span text:style-name="T78">repose à vrai dire sur une pure convention » </text:span></text:p>
          <text:p text:style-name="P138"><text:span text:style-name="T87">- </text:span><text:span text:style-name="T78">Keynes</text:span></text:p>
          <text:p text:style-name="P138"><text:span text:style-name="T78"/></text:p>
          <text:list>
            <text:list-item>
              <text:p text:style-name="P98"><text:span text:style-name="T67">L’évaluation d</text:span><text:span text:style-name="T68">es titres</text:span><text:span text:style-name="T67"> </text:span><text:span text:style-name="T68">compte-tenu du contexte d'incertitude va reposer sur un accord tacite qui va provenir des accords du marché. <text:s/>De manière plus précise, une convention représente une croyance partagée autour d'une valeur</text:span><text:span text:style-name="T69">.</text:span></text:p>
              <text:p text:style-name="P98"><text:span text:style-name="T69"/></text:p>
            </text:list-item>
          </text:list>
        </text:list-item>
        <text:list-item>
          <text:p text:style-name="P98"><text:span text:style-name="T69">L’évaluation du marché est la seule correcte</text:span></text:p>
          <text:p text:style-name="P98"><text:span text:style-name="T69"/></text:p>
        </text:list-item>
        <text:list-item>
          <text:p text:style-name="P127"><text:span text:style-name="T78">L’état actuel des affaires continuera indéfiniment à</text:span><text:span text:style-name="T87"> </text:span><text:span text:style-name="T78">moins qu’on ait des raisons d’attendre un changement</text:span></text:p>
        </text:list-item>
      </text:list>
      <text:p text:style-name="P126"><text:span text:style-name="T78"/></text:p>
      <text:p text:style-name="P126"><text:span text:style-name="T78"/></text:p>
      <text:list xml:id="list112209324792106" text:continue-numbering="true" text:style-name="L25">
        <text:list-item>
          <text:p text:style-name="P127"><text:span text:style-name="T78">Cours soumis à l’opinion collective des</text:span><text:span text:style-name="T88"> </text:span><text:span text:style-name="T78">opérateurs</text:span></text:p>
          <text:list>
            <text:list-item>
              <text:p text:style-name="P127"><text:span text:style-name="T78">Rôle des influences interpersonnelles</text:span></text:p>
            </text:list-item>
            <text:list-item>
              <text:p text:style-name="P127"><text:span text:style-name="T78">Le mimétisme Keynésien</text:span></text:p>
            </text:list-item>
            <text:list-item>
              <text:p text:style-name="P139"><text:span text:style-name="T78">La convention est considérée comme le produit de la psychologie du marché et c'est la seule correcte compte-tenu de la connaissance des faits aujourd'hui.</text:span></text:p>
            </text:list-item>
            <text:list-item>
              <text:p text:style-name="P129"><text:span text:style-name="T78">Les spéculateurs vont essayer de deviner quelle sera la prochaine convent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05:45.828675034</meta:creation-date>
    <dc:date>2020-09-29T11:22:08.659851024</dc:date>
    <meta:editing-duration>PT4H57M51S</meta:editing-duration>
    <meta:editing-cycles>104</meta:editing-cycles>
    <meta:generator>LibreOffice/6.4.6.2$Linux_X86_64 LibreOffice_project/40$Build-2</meta:generator>
    <meta:document-statistic meta:table-count="0" meta:image-count="0" meta:object-count="0" meta:page-count="9" meta:paragraph-count="229" meta:word-count="2209" meta:character-count="13070" meta:non-whitespace-character-count="11187"/>
  </office:meta>
</office:document-meta>
</file>